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12mm"/>
    </style:style>
    <style:style style:name="co2" style:family="table-column">
      <style:table-column-properties fo:break-before="auto" style:column-width="24.34mm"/>
    </style:style>
    <style:style style:name="co3" style:family="table-column">
      <style:table-column-properties fo:break-before="auto" style:column-width="34.24mm"/>
    </style:style>
    <style:style style:name="co4" style:family="table-column">
      <style:table-column-properties fo:break-before="auto" style:column-width="39.88mm"/>
    </style:style>
    <style:style style:name="co5" style:family="table-column">
      <style:table-column-properties fo:break-before="auto" style:column-width="35.3mm"/>
    </style:style>
    <style:style style:name="co6" style:family="table-column">
      <style:table-column-properties fo:break-before="auto" style:column-width="20.16mm"/>
    </style:style>
    <style:style style:name="co7" style:family="table-column">
      <style:table-column-properties fo:break-before="auto" style:column-width="19.69mm"/>
    </style:style>
    <style:style style:name="co8" style:family="table-column">
      <style:table-column-properties fo:break-before="auto" style:column-width="82.23mm"/>
    </style:style>
    <style:style style:name="co9" style:family="table-column">
      <style:table-column-properties fo:break-before="auto" style:column-width="14.11mm"/>
    </style:style>
    <style:style style:name="co10" style:family="table-column">
      <style:table-column-properties fo:break-before="auto" style:column-width="13.11mm"/>
    </style:style>
    <style:style style:name="co11" style:family="table-column">
      <style:table-column-properties fo:break-before="auto" style:column-width="14.87mm"/>
    </style:style>
    <style:style style:name="co12" style:family="table-column">
      <style:table-column-properties fo:break-before="auto" style:column-width="89.2mm"/>
    </style:style>
    <style:style style:name="co13" style:family="table-column">
      <style:table-column-properties fo:break-before="auto" style:column-width="7.06mm"/>
    </style:style>
    <style:style style:name="co14" style:family="table-column">
      <style:table-column-properties fo:break-before="auto" style:column-width="24.69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22.17mm"/>
    </style:style>
    <style:style style:name="co17" style:family="table-column">
      <style:table-column-properties fo:break-before="auto" style:column-width="19.4mm"/>
    </style:style>
    <style:style style:name="co18" style:family="table-column">
      <style:table-column-properties fo:break-before="auto" style:column-width="26.97mm"/>
    </style:style>
    <style:style style:name="co19" style:family="table-column">
      <style:table-column-properties fo:break-before="auto" style:column-width="64.75mm"/>
    </style:style>
    <style:style style:name="co20" style:family="table-column">
      <style:table-column-properties fo:break-before="auto" style:column-width="22.42mm"/>
    </style:style>
    <style:style style:name="co21" style:family="table-column">
      <style:table-column-properties fo:break-before="auto" style:column-width="19.91mm"/>
    </style:style>
    <style:style style:name="co22" style:family="table-column">
      <style:table-column-properties fo:break-before="auto" style:column-width="12.1mm"/>
    </style:style>
    <style:style style:name="co23" style:family="table-column">
      <style:table-column-properties fo:break-before="auto" style:column-width="13.6mm"/>
    </style:style>
    <style:style style:name="co24" style:family="table-column">
      <style:table-column-properties fo:break-before="auto" style:column-width="14.62mm"/>
    </style:style>
    <style:style style:name="co25" style:family="table-column">
      <style:table-column-properties fo:break-before="auto" style:column-width="5.54mm"/>
    </style:style>
    <style:style style:name="ro1" style:family="table-row">
      <style:table-row-properties style:row-height="9.17mm" fo:break-before="auto" style:use-optimal-row-height="false"/>
    </style:style>
    <style:style style:name="ro2" style:family="table-row">
      <style:table-row-properties style:row-height="4.97mm" fo:break-before="auto" style:use-optimal-row-height="false"/>
    </style:style>
    <style:style style:name="ro3" style:family="table-row">
      <style:table-row-properties style:row-height="4.55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8.47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7.67mm" fo:break-before="auto" style:use-optimal-row-height="false"/>
    </style:style>
    <style:style style:name="ro9" style:family="table-row">
      <style:table-row-properties style:row-height="8.2mm" fo:break-before="auto" style:use-optimal-row-height="false"/>
    </style:style>
    <style:style style:name="ro10" style:family="table-row">
      <style:table-row-properties style:row-height="7.41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3.44mm" fo:break-before="auto" style:use-optimal-row-height="false"/>
    </style:style>
    <style:style style:name="ro13" style:family="table-row">
      <style:table-row-properties style:row-height="4.23mm" fo:break-before="auto" style:use-optimal-row-height="false"/>
    </style:style>
    <style:style style:name="ro14" style:family="table-row">
      <style:table-row-properties style:row-height="5.29mm" fo:break-before="auto" style:use-optimal-row-height="false"/>
    </style:style>
    <style:style style:name="ro15" style:family="table-row">
      <style:table-row-properties style:row-height="12.7mm" fo:break-before="auto" style:use-optimal-row-height="false"/>
    </style:style>
    <style:style style:name="ro16" style:family="table-row">
      <style:table-row-properties style:row-height="5.03mm" fo:break-before="auto" style:use-optimal-row-height="false"/>
    </style:style>
    <style:style style:name="ro17" style:family="table-row">
      <style:table-row-properties style:row-height="7.94mm" fo:break-before="auto" style:use-optimal-row-height="false"/>
    </style:style>
    <style:style style:name="ta1" style:family="table" style:master-page-name="PageStyle_5f_CR_20_SIG">
      <style:table-properties table:display="true" style:writing-mode="lr-tb"/>
    </style:style>
    <style:style style:name="ta2" style:family="table" style:master-page-name="PageStyle_5f_Trésorerie">
      <style:table-properties table:display="true" style:writing-mode="lr-tb"/>
    </style:style>
    <style:style style:name="ta3" style:family="table" style:master-page-name="PageStyle_5f_PF">
      <style:table-properties table:display="true" style:writing-mode="lr-tb"/>
    </style:style>
    <style:style style:name="ta4" style:family="table" style:master-page-name="PageStyle_5f_Emprunt">
      <style:table-properties table:display="true" style:writing-mode="lr-tb"/>
    </style:style>
    <style:style style:name="ta5" style:family="table" style:master-page-name="PageStyle_5f_amortissements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ccccc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c0c0c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cccccc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fo:padding="0.71mm" style:rotation-align="non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#cccccc"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ackground-color="#ccccc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ackground-color="#c0c0c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" style:family="table-cell" style:parent-style-name="Normal_20_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" style:family="table-cell" style:parent-style-name="Normal_20_2">
      <style:table-cell-properties fo:background-color="#c0c0c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Normal_20_2">
      <style:table-cell-properties style:diagonal-bl-tr="none" style:diagonal-tl-br="none" fo:border="0.06pt solid #000000" fo:padding="0.71mm" style:rotation-align="none"/>
    </style:style>
    <style:style style:name="ce25" style:family="table-cell" style:parent-style-name="Normal_20_2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Normal_20_2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7" style:family="table-cell" style:parent-style-name="Normal_20_2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20_2">
      <style:table-cell-properties style:glyph-orientation-vertical="0" fo:background-color="#969696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" style:family="table-cell" style:parent-style-name="Normal_20_2">
      <style:table-cell-properties fo:padding="0.71mm"/>
    </style:style>
    <style:style style:name="ce32" style:family="table-cell" style:parent-style-name="Normal_20_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Normal_20_2">
      <style:table-cell-properties fo:background-color="#c0c0c0" style:diagonal-bl-tr="none" style:diagonal-tl-br="none" fo:border="0.06pt solid #000000" fo:padding="0.71mm" style:rotation-align="none"/>
    </style:style>
    <style:style style:name="ce34" style:family="table-cell" style:parent-style-name="Normal_20_2">
      <style:table-cell-properties style:diagonal-bl-tr="none" style:diagonal-tl-br="none" fo:background-color="transparent" fo:border="0.06pt solid #000000" fo:padding="0.71mm" style:rotation-align="none"/>
    </style:style>
    <style:style style:name="ce35" style:family="table-cell" style:parent-style-name="Normal_20_2">
      <style:table-cell-properties fo:background-color="#969696" style:diagonal-bl-tr="none" style:diagonal-tl-br="none" fo:border="0.06pt solid #000000" fo:padding="0.71mm" style:rotation-align="none"/>
    </style:style>
    <style:style style:name="ce36" style:family="table-cell" style:parent-style-name="Normal_20_2">
      <style:table-cell-properties fo:padding="0.71m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7" style:family="table-cell" style:parent-style-name="Normal_20_2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Normal_20_2">
      <style:table-cell-properties fo:background-color="#c0c0c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Milliers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20_2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Normal_20_2">
      <style:table-cell-properties style:diagonal-bl-tr="none" style:diagonal-tl-br="none" fo:border="none" fo:padding="0.71mm" style:rotation-align="none"/>
    </style:style>
    <style:style style:name="ce45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Normal_20_2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Normal_20_2">
      <style:table-cell-properties fo:background-color="#c0c0c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</style:style>
    <style:style style:name="ce57" style:family="table-cell" style:parent-style-name="Default">
      <style:table-cell-properties fo:border-bottom="none" style:diagonal-bl-tr="none" style:diagonal-tl-br="none" fo:border-left="none" fo:padding="0.71mm" fo:border-right="0.06pt solid #000000" style:rotation-align="none" fo:border-top="none"/>
    </style:style>
    <style:style style:name="ce58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non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Excel_5f_BuiltIn_5f_Comma" style:data-style-name="N152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Excel_5f_BuiltIn_5f_Percent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mm" style:writing-mode="page"/>
    </style:style>
    <style:style style:name="ce63" style:family="table-cell" style:parent-style-name="Default" style:data-style-name="N118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64" style:family="table-cell" style:parent-style-name="Default" style:data-style-name="N11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9" style:family="table-cell" style:parent-style-name="Normal_20_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0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1" style:family="table-cell" style:parent-style-name="Normal_20_2">
      <style:table-cell-properties fo:background-color="#00000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3" style:family="table-cell" style:parent-style-name="Normal_20_2" style:data-style-name="N11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Normal_20_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_20_2" style:data-style-name="N153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" style:family="table-cell" style:parent-style-name="Normal_20_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77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8" style:family="table-cell" style:parent-style-name="Normal_20_2" style:data-style-name="N113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Normal_20_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gr1" style:family="graphic">
      <style:graphic-properties draw:stroke="solid" svg:stroke-width="0.71mm" svg:stroke-color="#000000" draw:stroke-linejoin="miter" svg:stroke-linecap="square" draw:fill="solid" draw:fill-color="#ffff00" draw:textarea-horizontal-align="justify" draw:textarea-vertical-align="top" draw:auto-grow-height="false" fo:min-height="17.2mm" fo:min-width="114.51mm" fo:padding-top="0.56mm" fo:padding-bottom="0.56mm" fo:padding-left="0.56mm" fo:padding-right="0.56mm" fo:wrap-option="wrap" draw:shadow-color="#808080"/>
    </style:style>
    <style:style style:name="gr2" style:family="graphic">
      <style:graphic-properties draw:stroke="solid" svg:stroke-width="0.26mm" svg:stroke-color="#4a7ebb" draw:stroke-linejoin="miter" svg:stroke-linecap="square" draw:fill="none" draw:fill-color="#ffffff" draw:textarea-horizontal-align="justify" draw:textarea-vertical-align="top" draw:auto-grow-height="false" fo:min-height="38.61mm" fo:min-width="10.54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71mm" svg:stroke-color="#000000" draw:stroke-linejoin="miter" svg:stroke-linecap="square" draw:fill="solid" draw:fill-color="#ffff00" draw:textarea-horizontal-align="justify" draw:textarea-vertical-align="top" draw:auto-grow-height="false" fo:min-height="17.17mm" fo:min-width="109.76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00"/>
      <style:paragraph-properties fo:text-align="start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Calibri" fo:font-size="11pt" fo:font-style="normal" fo:text-shadow="none" style:text-underline-style="none" fo:font-weight="normal" style:font-size-asian="11pt" style:font-style-asian="normal" style:font-weight-asian="normal" style:font-family-complex="Calibri" style:font-size-complex="11pt" style:font-style-complex="normal" style:font-weight-complex="normal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 SIG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18"/>
        <table:table-column table:style-name="co6" table:number-columns-repeated="2" table:default-cell-style-name="ce9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-jam</text:p>
          </table:table-cell>
          <table:covered-table-cell table:number-columns-repeated="3"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0" calcext:value-type="float">
            <text:p>202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PRODUITS D'EXPLOITATION</text:p>
          </table:table-cell>
          <table:table-cell table:style-name="ce11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Nombre de comptes premium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5000" calcext:value-type="float">
            <text:p>5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CA comptes premium</text:p>
          </table:table-cell>
          <table:table-cell table:style-name="ce12" table:formula="of:=[.B4]*5*6" office:value-type="float" office:value="30000" calcext:value-type="float">
            <text:p>30000</text:p>
          </table:table-cell>
          <table:table-cell table:style-name="ce12" table:formula="of:=[.C4]*5*12" office:value-type="float" office:value="150000" calcext:value-type="float">
            <text:p>150000</text:p>
          </table:table-cell>
          <table:table-cell table:style-name="ce12" table:formula="of:=[.D4]*5*12" office:value-type="float" office:value="240000" calcext:value-type="float">
            <text:p>240000</text:p>
          </table:table-cell>
          <table:table-cell table:style-name="ce12" table:formula="of:=[.E4]*5*12" office:value-type="float" office:value="300000" calcext:value-type="float">
            <text:p>30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Revenus publicitaires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20000" calcext:value-type="float">
            <text:p>20000</text:p>
          </table:table-cell>
          <table:table-cell table:style-name="ce12" office:value-type="float" office:value="30000" calcext:value-type="float">
            <text:p>30000</text:p>
          </table:table-cell>
          <table:table-cell table:style-name="ce12" office:value-type="float" office:value="50000" calcext:value-type="float">
            <text:p>5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CA</text:p>
          </table:table-cell>
          <table:table-cell table:style-name="ce13" table:formula="of:=[.B6]+[.B5]" office:value-type="float" office:value="45000" calcext:value-type="float">
            <text:p>45000</text:p>
          </table:table-cell>
          <table:table-cell table:style-name="ce13" table:formula="of:=[.C6]+[.C5]" office:value-type="float" office:value="170000" calcext:value-type="float">
            <text:p>170000</text:p>
          </table:table-cell>
          <table:table-cell table:style-name="ce13" table:formula="of:=[.D6]+[.D5]" office:value-type="float" office:value="270000" calcext:value-type="float">
            <text:p>270000</text:p>
          </table:table-cell>
          <table:table-cell table:style-name="ce13" table:formula="of:=[.E6]+[.E5]" office:value-type="float" office:value="350000" calcext:value-type="float">
            <text:p>35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CHARGES</text:p>
          </table:table-cell>
          <table:table-cell table:style-name="ce14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Licences logiciels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Charges externes</text:p>
          </table:table-cell>
          <table:table-cell table:style-name="ce14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6" office:value-type="string" calcext:value-type="string">
            <text:p>Hébergement serveurs</text:p>
          </table:table-cell>
          <table:table-cell table:style-name="ce15" office:value-type="float" office:value="2000" calcext:value-type="float">
            <text:p>2000</text:p>
          </table:table-cell>
          <table:table-cell table:number-columns-repeated="3" table:style-name="ce15" office:value-type="float" office:value="4000" calcext:value-type="float">
            <text:p>4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Frais publicitaires</text:p>
          </table:table-cell>
          <table:table-cell table:style-name="ce12" office:value-type="float" office:value="10000" calcext:value-type="float">
            <text:p>10000</text:p>
          </table:table-cell>
          <table:table-cell table:number-columns-repeated="3" table:style-name="ce12" office:value-type="float" office:value="5000" calcext:value-type="float">
            <text:p>5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TOTAL CHARGES EXTERNES</text:p>
          </table:table-cell>
          <table:table-cell table:style-name="ce16" table:formula="of:=[.B9]+[.B11]+[.B12]" office:value-type="float" office:value="12000" calcext:value-type="float">
            <text:p>12000</text:p>
          </table:table-cell>
          <table:table-cell table:style-name="ce16" table:formula="of:=[.C9]+[.C11]+[.C12]" office:value-type="float" office:value="9000" calcext:value-type="float">
            <text:p>9000</text:p>
          </table:table-cell>
          <table:table-cell table:style-name="ce16" table:formula="of:=[.D9]+[.D11]+[.D12]" office:value-type="float" office:value="9000" calcext:value-type="float">
            <text:p>9000</text:p>
          </table:table-cell>
          <table:table-cell table:style-name="ce16" table:formula="of:=[.E9]+[.E11]+[.E12]" office:value-type="float" office:value="9000" calcext:value-type="float">
            <text:p>9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Charges de personnel</text:p>
          </table:table-cell>
          <table:table-cell table:style-name="ce12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Salaires bruts</text:p>
          </table:table-cell>
          <table:table-cell table:style-name="ce12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Informaticiens</text:p>
          </table:table-cell>
          <table:table-cell table:style-name="ce12" table:formula="of:=1700*12*2" office:value-type="float" office:value="40800" calcext:value-type="float">
            <text:p>40800</text:p>
          </table:table-cell>
          <table:table-cell table:style-name="ce12" table:formula="of:=3500*12" office:value-type="float" office:value="42000" calcext:value-type="float">
            <text:p>42000</text:p>
          </table:table-cell>
          <table:table-cell table:style-name="ce12" table:formula="of:=3500*12" office:value-type="float" office:value="42000" calcext:value-type="float">
            <text:p>42000</text:p>
          </table:table-cell>
          <table:table-cell table:style-name="ce12" table:formula="of:=3500*12" office:value-type="float" office:value="42000" calcext:value-type="float">
            <text:p>42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Responsable communication</text:p>
          </table:table-cell>
          <table:table-cell table:style-name="ce12" table:formula="of:=2300*12" office:value-type="float" office:value="27600" calcext:value-type="float">
            <text:p>27600</text:p>
          </table:table-cell>
          <table:table-cell table:style-name="ce12" table:formula="of:=2300*12" office:value-type="float" office:value="27600" calcext:value-type="float">
            <text:p>27600</text:p>
          </table:table-cell>
          <table:table-cell table:style-name="ce12" table:formula="of:=2300*12" office:value-type="float" office:value="27600" calcext:value-type="float">
            <text:p>27600</text:p>
          </table:table-cell>
          <table:table-cell table:style-name="ce12" table:formula="of:=2300*12" office:value-type="float" office:value="27600" calcext:value-type="float">
            <text:p>276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Webmaster</text:p>
          </table:table-cell>
          <table:table-cell table:style-name="ce12" table:formula="of:=1000*12" office:value-type="float" office:value="12000" calcext:value-type="float">
            <text:p>12000</text:p>
          </table:table-cell>
          <table:table-cell table:number-columns-repeated="3" table:style-name="ce12" office:value-type="float" office:value="32000" calcext:value-type="float">
            <text:p>32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Charges sociales</text:p>
          </table:table-cell>
          <table:table-cell table:style-name="ce12" table:formula="of:=([.B16]+[.B17]+[.B18])*0.22" office:value-type="float" office:value="17688" calcext:value-type="float">
            <text:p>17688</text:p>
          </table:table-cell>
          <table:table-cell table:style-name="ce12" table:formula="of:=([.C16]+[.C17]+[.C18])*0.22" office:value-type="float" office:value="22352" calcext:value-type="float">
            <text:p>22352</text:p>
          </table:table-cell>
          <table:table-cell table:style-name="ce12" table:formula="of:=([.D16]+[.D17]+[.D18])*0.22" office:value-type="float" office:value="22352" calcext:value-type="float">
            <text:p>22352</text:p>
          </table:table-cell>
          <table:table-cell table:style-name="ce12" table:formula="of:=([.E16]+[.E17]+[.E18])*0.22" office:value-type="float" office:value="22352" calcext:value-type="float">
            <text:p>22352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TOTAL CHARGES DE PERSONNEL</text:p>
          </table:table-cell>
          <table:table-cell table:style-name="ce12" table:formula="of:=[.B19]+[.B18]+[.B17]+[.B16]" office:value-type="float" office:value="98088" calcext:value-type="float">
            <text:p>98088</text:p>
          </table:table-cell>
          <table:table-cell table:style-name="ce12" table:formula="of:=[.C19]+[.C18]+[.C17]+[.C16]" office:value-type="float" office:value="123952" calcext:value-type="float">
            <text:p>123952</text:p>
          </table:table-cell>
          <table:table-cell table:style-name="ce12" table:formula="of:=[.D19]+[.D18]+[.D17]+[.D16]" office:value-type="float" office:value="123952" calcext:value-type="float">
            <text:p>123952</text:p>
          </table:table-cell>
          <table:table-cell table:style-name="ce12" table:formula="of:=[.E19]+[.E18]+[.E17]+[.E16]" office:value-type="float" office:value="123952" calcext:value-type="float">
            <text:p>123952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Impôts et taxes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7" office:value-type="string" calcext:value-type="string">
            <text:p>VALEUR AJOUTÉE</text:p>
          </table:table-cell>
          <table:table-cell table:style-name="ce17" table:formula="of:=[.B7]-[.B13]" office:value-type="float" office:value="33000" calcext:value-type="float">
            <text:p>33000</text:p>
          </table:table-cell>
          <table:table-cell table:style-name="ce17" table:formula="of:=[.C7]-[.C13]" office:value-type="float" office:value="161000" calcext:value-type="float">
            <text:p>161000</text:p>
          </table:table-cell>
          <table:table-cell table:style-name="ce17" table:formula="of:=[.D7]-[.D13]" office:value-type="float" office:value="261000" calcext:value-type="float">
            <text:p>261000</text:p>
          </table:table-cell>
          <table:table-cell table:style-name="ce17" table:formula="of:=[.E7]-[.E13]" office:value-type="float" office:value="341000" calcext:value-type="float">
            <text:p>341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7" office:value-type="string" calcext:value-type="string">
            <text:p>RESULTAT D'EXPLOITATION </text:p>
          </table:table-cell>
          <table:table-cell table:style-name="ce16" table:formula="of:=[.B7]-[.B9]-[.B13]-[.B20]-[.B21]" office:value-type="float" office:value="-65088" calcext:value-type="float">
            <text:p>-65088</text:p>
          </table:table-cell>
          <table:table-cell table:style-name="ce16" table:formula="of:=[.C7]-[.C9]-[.C13]-[.C20]-[.C21]" office:value-type="float" office:value="37048" calcext:value-type="float">
            <text:p>37048</text:p>
          </table:table-cell>
          <table:table-cell table:style-name="ce16" table:formula="of:=[.D7]-[.D9]-[.D13]-[.D20]-[.D21]" office:value-type="float" office:value="137048" calcext:value-type="float">
            <text:p>137048</text:p>
          </table:table-cell>
          <table:table-cell table:style-name="ce16" table:formula="of:=[.E7]-[.E9]-[.E13]-[.E20]-[.E21]" office:value-type="float" office:value="217048" calcext:value-type="float">
            <text:p>217048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9 - Impôt sur les bénéfices</text:p>
          </table:table-cell>
          <table:table-cell table:style-name="ce15" table:formula="of:=IF([.B23]&gt;0; [.B23]*0.33; 0)" office:value-type="float" office:value="0" calcext:value-type="float">
            <text:p>0</text:p>
          </table:table-cell>
          <table:table-cell table:style-name="ce15" table:formula="of:=IF([.C23]&gt;0; [.C23]*0.33; 0)" office:value-type="float" office:value="12225.84" calcext:value-type="float">
            <text:p>12225,84</text:p>
          </table:table-cell>
          <table:table-cell table:style-name="ce15" table:formula="of:=IF([.D23]&gt;0; [.D23]*0.33; 0)" office:value-type="float" office:value="45225.84" calcext:value-type="float">
            <text:p>45225,84</text:p>
          </table:table-cell>
          <table:table-cell table:style-name="ce15" table:formula="of:=IF([.E23]&gt;0; [.E23]*0.33; 0)" office:value-type="float" office:value="71625.84" calcext:value-type="float">
            <text:p>71625,84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8" office:value-type="string" calcext:value-type="string">
            <text:p>RÉSULTAT APRÈS IMPOTS SUR LES BÉNÉFICES</text:p>
          </table:table-cell>
          <table:table-cell table:style-name="ce16" table:formula="of:=[.B23]-[.B24]" office:value-type="float" office:value="-65088" calcext:value-type="float">
            <text:p>-65088</text:p>
          </table:table-cell>
          <table:table-cell table:style-name="ce16" table:formula="of:=[.C23]-[.C24]" office:value-type="float" office:value="24822.16" calcext:value-type="float">
            <text:p>24822,16</text:p>
          </table:table-cell>
          <table:table-cell table:style-name="ce16" table:formula="of:=[.D23]-[.D24]" office:value-type="float" office:value="91822.16" calcext:value-type="float">
            <text:p>91822,16</text:p>
          </table:table-cell>
          <table:table-cell table:style-name="ce16" table:formula="of:=[.E23]-[.E24]" office:value-type="float" office:value="145422.16" calcext:value-type="float">
            <text:p>145422,16</text:p>
          </table:table-cell>
          <table:table-cell table:style-name="Default" table:number-columns-repeated="2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ésorerie" table:style-name="ta2">
        <table:table-column table:style-name="co8" table:default-cell-style-name="ce31"/>
        <table:table-column table:style-name="co9" table:default-cell-style-name="ce31"/>
        <table:table-column table:style-name="co10" table:number-columns-repeated="8" table:default-cell-style-name="ce31"/>
        <table:table-column table:style-name="co11" table:number-columns-repeated="3" table:default-cell-style-name="ce31"/>
        <table:table-column table:style-name="co6" table:number-columns-repeated="244" table:default-cell-style-name="ce31"/>
        <table:table-column table:style-name="co6" table:number-columns-repeated="767" table:default-cell-style-name="Default"/>
        <table:table-row table:style-name="ro5">
          <table:table-cell table:style-name="ce20" office:value-type="string" calcext:value-type="string" table:number-columns-spanned="13" table:number-rows-spanned="1">
            <text:p>E-jam</text:p>
          </table:table-cell>
          <table:covered-table-cell table:number-columns-repeated="12" table:style-name="ce32"/>
          <table:table-cell table:style-name="ce36" table:number-columns-repeated="1011"/>
        </table:table-row>
        <table:table-row table:style-name="ro3">
          <table:table-cell table:style-name="ce21"/>
          <table:table-cell table:style-name="ce21" office:value-type="string" calcext:value-type="string">
            <text:p>1er mois</text:p>
          </table:table-cell>
          <table:table-cell table:style-name="ce21" office:value-type="string" calcext:value-type="string">
            <text:p>2è mois</text:p>
          </table:table-cell>
          <table:table-cell table:style-name="ce21" office:value-type="string" calcext:value-type="string">
            <text:p>3è mois</text:p>
          </table:table-cell>
          <table:table-cell table:style-name="ce21" office:value-type="string" calcext:value-type="string">
            <text:p>4è mois</text:p>
          </table:table-cell>
          <table:table-cell table:style-name="ce21" office:value-type="string" calcext:value-type="string">
            <text:p>5è mois</text:p>
          </table:table-cell>
          <table:table-cell table:style-name="ce21" office:value-type="string" calcext:value-type="string">
            <text:p>6è mois</text:p>
          </table:table-cell>
          <table:table-cell table:style-name="ce21" office:value-type="string" calcext:value-type="string">
            <text:p>7è mois</text:p>
          </table:table-cell>
          <table:table-cell table:style-name="ce21" office:value-type="string" calcext:value-type="string">
            <text:p>8è mois</text:p>
          </table:table-cell>
          <table:table-cell table:style-name="ce21" office:value-type="string" calcext:value-type="string">
            <text:p>9è mois</text:p>
          </table:table-cell>
          <table:table-cell table:style-name="ce21" office:value-type="string" calcext:value-type="string">
            <text:p>10è mois</text:p>
          </table:table-cell>
          <table:table-cell table:style-name="ce21" office:value-type="string" calcext:value-type="string">
            <text:p>11è mois</text:p>
          </table:table-cell>
          <table:table-cell table:style-name="ce21" office:value-type="string" calcext:value-type="string">
            <text:p>12è mois</text:p>
          </table:table-cell>
          <table:table-cell table:style-name="ce21" office:value-type="string" calcext:value-type="string">
            <text:p>13e mois</text:p>
          </table:table-cell>
          <table:table-cell table:style-name="ce21" office:value-type="string" calcext:value-type="string">
            <text:p>14e mois</text:p>
          </table:table-cell>
          <table:table-cell table:style-name="ce21" office:value-type="string" calcext:value-type="string">
            <text:p>15e mois</text:p>
          </table:table-cell>
          <table:table-cell table:style-name="ce21" office:value-type="string" calcext:value-type="string">
            <text:p>16e mois</text:p>
          </table:table-cell>
          <table:table-cell table:style-name="ce21" office:value-type="string" calcext:value-type="string">
            <text:p>17e mois</text:p>
          </table:table-cell>
          <table:table-cell table:style-name="ce21" office:value-type="string" calcext:value-type="string">
            <text:p>18e mois</text:p>
          </table:table-cell>
          <table:table-cell table:style-name="ce21" office:value-type="string" calcext:value-type="string">
            <text:p>19e mois</text:p>
          </table:table-cell>
          <table:table-cell table:style-name="ce21" office:value-type="string" calcext:value-type="string">
            <text:p>20e mois</text:p>
          </table:table-cell>
          <table:table-cell table:style-name="ce21" office:value-type="string" calcext:value-type="string">
            <text:p>21e mois</text:p>
          </table:table-cell>
          <table:table-cell table:style-name="ce21" office:value-type="string" calcext:value-type="string">
            <text:p>22e mois</text:p>
          </table:table-cell>
          <table:table-cell table:style-name="ce21" office:value-type="string" calcext:value-type="string">
            <text:p>23e mois</text:p>
          </table:table-cell>
          <table:table-cell table:style-name="ce21" office:value-type="string" calcext:value-type="string">
            <text:p>24e mois</text:p>
          </table:table-cell>
          <table:table-cell table:style-name="ce21" office:value-type="string" calcext:value-type="string">
            <text:p>25e mois</text:p>
          </table:table-cell>
          <table:table-cell table:style-name="ce21" office:value-type="string" calcext:value-type="string">
            <text:p>26e mois</text:p>
          </table:table-cell>
          <table:table-cell table:style-name="ce21" office:value-type="string" calcext:value-type="string">
            <text:p>27e mois</text:p>
          </table:table-cell>
          <table:table-cell table:style-name="ce21" office:value-type="string" calcext:value-type="string">
            <text:p>28e mois</text:p>
          </table:table-cell>
          <table:table-cell table:style-name="ce21" office:value-type="string" calcext:value-type="string">
            <text:p>29e mois</text:p>
          </table:table-cell>
          <table:table-cell table:style-name="ce21" office:value-type="string" calcext:value-type="string">
            <text:p>30e mois</text:p>
          </table:table-cell>
          <table:table-cell table:style-name="ce21" office:value-type="string" calcext:value-type="string">
            <text:p>31e mois</text:p>
          </table:table-cell>
          <table:table-cell table:style-name="ce21" office:value-type="string" calcext:value-type="string">
            <text:p>32e mois</text:p>
          </table:table-cell>
          <table:table-cell table:style-name="ce21" office:value-type="string" calcext:value-type="string">
            <text:p>33e mois</text:p>
          </table:table-cell>
          <table:table-cell table:style-name="ce21" office:value-type="string" calcext:value-type="string">
            <text:p>34e mois</text:p>
          </table:table-cell>
          <table:table-cell table:style-name="ce21" office:value-type="string" calcext:value-type="string">
            <text:p>35e mois</text:p>
          </table:table-cell>
          <table:table-cell table:style-name="ce21" office:value-type="string" calcext:value-type="string">
            <text:p>36e mois</text:p>
          </table:table-cell>
          <table:table-cell table:style-name="ce37" table:number-columns-repeated="987"/>
        </table:table-row>
        <table:table-row table:style-name="ro2">
          <table:table-cell table:style-name="ce22"/>
          <table:table-cell table:style-name="ce24" table:number-columns-repeated="36"/>
          <table:table-cell table:number-columns-repeated="987"/>
        </table:table-row>
        <table:table-row table:style-name="ro6">
          <table:table-cell table:style-name="ce23" office:value-type="string" calcext:value-type="string">
            <text:p>SOLDE EN DEBUT DE MOIS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formula="of:=[.B35]" office:value-type="float" office:value="50576" calcext:value-type="float">
            <text:p>50576</text:p>
          </table:table-cell>
          <table:table-cell table:style-name="ce33" table:formula="of:=[.C35]" office:value-type="float" office:value="46152" calcext:value-type="float">
            <text:p>46152</text:p>
          </table:table-cell>
          <table:table-cell table:style-name="ce33" table:formula="of:=[.D35]" office:value-type="float" office:value="41728" calcext:value-type="float">
            <text:p>41728</text:p>
          </table:table-cell>
          <table:table-cell table:style-name="ce33" table:formula="of:=[.E35]" office:value-type="float" office:value="37304" calcext:value-type="float">
            <text:p>37304</text:p>
          </table:table-cell>
          <table:table-cell table:style-name="ce33" table:formula="of:=[.F35]" office:value-type="float" office:value="32880" calcext:value-type="float">
            <text:p>32880</text:p>
          </table:table-cell>
          <table:table-cell table:style-name="ce33" table:formula="of:=[.G35]" office:value-type="float" office:value="28456" calcext:value-type="float">
            <text:p>28456</text:p>
          </table:table-cell>
          <table:table-cell table:style-name="ce33" table:formula="of:=[.H35]" office:value-type="float" office:value="24032" calcext:value-type="float">
            <text:p>24032</text:p>
          </table:table-cell>
          <table:table-cell table:style-name="ce33" table:formula="of:=[.I35]" office:value-type="float" office:value="19608" calcext:value-type="float">
            <text:p>19608</text:p>
          </table:table-cell>
          <table:table-cell table:style-name="ce33" table:formula="of:=[.J35]" office:value-type="float" office:value="15184" calcext:value-type="float">
            <text:p>15184</text:p>
          </table:table-cell>
          <table:table-cell table:style-name="ce33" table:formula="of:=[.K35]" office:value-type="float" office:value="10760" calcext:value-type="float">
            <text:p>10760</text:p>
          </table:table-cell>
          <table:table-cell table:style-name="ce33" table:formula="of:=[.L35]" office:value-type="float" office:value="6336" calcext:value-type="float">
            <text:p>6336</text:p>
          </table:table-cell>
          <table:table-cell table:style-name="ce33" table:formula="of:=[.M35]" office:value-type="float" office:value="1912" calcext:value-type="float">
            <text:p>1912</text:p>
          </table:table-cell>
          <table:table-cell table:style-name="ce33" table:formula="of:=[.N35]" office:value-type="float" office:value="4730.58333333333" calcext:value-type="float">
            <text:p>4730,5833333333</text:p>
          </table:table-cell>
          <table:table-cell table:style-name="ce33" table:formula="of:=[.O35]" office:value-type="float" office:value="7549.16666666667" calcext:value-type="float">
            <text:p>7549,1666666667</text:p>
          </table:table-cell>
          <table:table-cell table:style-name="ce33" table:formula="of:=[.P35]" office:value-type="float" office:value="10367.75" calcext:value-type="float">
            <text:p>10367,75</text:p>
          </table:table-cell>
          <table:table-cell table:style-name="ce33" table:formula="of:=[.Q35]" office:value-type="float" office:value="13186.3333333333" calcext:value-type="float">
            <text:p>13186,3333333333</text:p>
          </table:table-cell>
          <table:table-cell table:style-name="ce33" table:formula="of:=[.R35]" office:value-type="float" office:value="16004.9166666667" calcext:value-type="float">
            <text:p>16004,9166666667</text:p>
          </table:table-cell>
          <table:table-cell table:style-name="ce33" table:formula="of:=[.S35]" office:value-type="float" office:value="18823.5" calcext:value-type="float">
            <text:p>18823,5</text:p>
          </table:table-cell>
          <table:table-cell table:style-name="ce33" table:formula="of:=[.T35]" office:value-type="float" office:value="21642.0833333333" calcext:value-type="float">
            <text:p>21642,0833333333</text:p>
          </table:table-cell>
          <table:table-cell table:style-name="ce33" table:formula="of:=[.U35]" office:value-type="float" office:value="24460.6666666667" calcext:value-type="float">
            <text:p>24460,6666666667</text:p>
          </table:table-cell>
          <table:table-cell table:style-name="ce33" table:formula="of:=[.V35]" office:value-type="float" office:value="27279.25" calcext:value-type="float">
            <text:p>27279,25</text:p>
          </table:table-cell>
          <table:table-cell table:style-name="ce33" table:formula="of:=[.W35]" office:value-type="float" office:value="30097.8333333333" calcext:value-type="float">
            <text:p>30097,8333333333</text:p>
          </table:table-cell>
          <table:table-cell table:style-name="ce33" table:formula="of:=[.X35]" office:value-type="float" office:value="32916.4166666667" calcext:value-type="float">
            <text:p>32916,4166666667</text:p>
          </table:table-cell>
          <table:table-cell table:style-name="ce33" table:formula="of:=[.Y35]" office:value-type="float" office:value="35735" calcext:value-type="float">
            <text:p>35735</text:p>
          </table:table-cell>
          <table:table-cell table:style-name="ce33" table:formula="of:=[.Z35]" office:value-type="float" office:value="48603.5833333334" calcext:value-type="float">
            <text:p>48603,5833333334</text:p>
          </table:table-cell>
          <table:table-cell table:style-name="ce33" table:formula="of:=[.AA35]" office:value-type="float" office:value="61472.1666666667" calcext:value-type="float">
            <text:p>61472,1666666667</text:p>
          </table:table-cell>
          <table:table-cell table:style-name="ce33" table:formula="of:=[.AB35]" office:value-type="float" office:value="74340.75" calcext:value-type="float">
            <text:p>74340,75</text:p>
          </table:table-cell>
          <table:table-cell table:style-name="ce33" table:formula="of:=[.AC35]" office:value-type="float" office:value="87209.3333333334" calcext:value-type="float">
            <text:p>87209,3333333334</text:p>
          </table:table-cell>
          <table:table-cell table:style-name="ce33" table:formula="of:=[.AD35]" office:value-type="float" office:value="100077.916666667" calcext:value-type="float">
            <text:p>100077,916666667</text:p>
          </table:table-cell>
          <table:table-cell table:style-name="ce33" table:formula="of:=[.AE35]" office:value-type="float" office:value="112946.5" calcext:value-type="float">
            <text:p>112946,5</text:p>
          </table:table-cell>
          <table:table-cell table:style-name="ce33" table:formula="of:=[.AF35]" office:value-type="float" office:value="125815.083333333" calcext:value-type="float">
            <text:p>125815,083333333</text:p>
          </table:table-cell>
          <table:table-cell table:style-name="ce33" table:formula="of:=[.AG35]" office:value-type="float" office:value="138683.666666667" calcext:value-type="float">
            <text:p>138683,666666667</text:p>
          </table:table-cell>
          <table:table-cell table:style-name="ce33" table:formula="of:=[.AH35]" office:value-type="float" office:value="151552.25" calcext:value-type="float">
            <text:p>151552,25</text:p>
          </table:table-cell>
          <table:table-cell table:style-name="ce33" table:formula="of:=[.AI35]" office:value-type="float" office:value="164420.833333333" calcext:value-type="float">
            <text:p>164420,833333333</text:p>
          </table:table-cell>
          <table:table-cell table:style-name="ce33" table:formula="of:=[.AJ35]" office:value-type="float" office:value="177289.416666667" calcext:value-type="float">
            <text:p>177289,416666667</text:p>
          </table:table-cell>
          <table:table-cell table:number-columns-repeated="987"/>
        </table:table-row>
        <table:table-row table:style-name="ro2">
          <table:table-cell table:style-name="ce24" table:number-columns-repeated="37"/>
          <table:table-cell table:number-columns-repeated="987"/>
        </table:table-row>
        <table:table-row table:style-name="ro6">
          <table:table-cell table:style-name="ce25" office:value-type="string" calcext:value-type="string">
            <text:p>ENCAISSEMENTS</text:p>
          </table:table-cell>
          <table:table-cell table:style-name="ce34" table:number-columns-repeated="36"/>
          <table:table-cell table:number-columns-repeated="987"/>
        </table:table-row>
        <table:table-row table:style-name="ro2">
          <table:table-cell table:style-name="ce26" office:value-type="string" calcext:value-type="string">
            <text:p>D'exploitation</text:p>
          </table:table-cell>
          <table:table-cell table:style-name="ce34" table:number-columns-repeated="36"/>
          <table:table-cell table:number-columns-repeated="987"/>
        </table:table-row>
        <table:table-row table:style-name="ro2">
          <table:table-cell table:style-name="ce27" office:value-type="string" calcext:value-type="string">
            <text:p><text:s text:c="9"/>Chiffre d'affaires encaissé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45000/12" office:value-type="float" office:value="3750" calcext:value-type="float">
            <text:p>3750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170000/12" office:value-type="float" office:value="14166.6666666667" calcext:value-type="float">
            <text:p>14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style-name="ce34" table:formula="of:=350000/12" office:value-type="float" office:value="29166.6666666667" calcext:value-type="float">
            <text:p>29166,6666666667</text:p>
          </table:table-cell>
          <table:table-cell table:number-columns-repeated="987"/>
        </table:table-row>
        <table:table-row table:style-name="ro2">
          <table:table-cell table:style-name="ce27" office:value-type="string" calcext:value-type="string">
            <text:p><text:s text:c="9"/>………..</text:p>
          </table:table-cell>
          <table:table-cell table:style-name="ce34" table:number-columns-repeated="36"/>
          <table:table-cell table:number-columns-repeated="987"/>
        </table:table-row>
        <table:table-row table:style-name="ro2">
          <table:table-cell table:style-name="ce26" office:value-type="string" calcext:value-type="string">
            <text:p>Hors exploitation</text:p>
          </table:table-cell>
          <table:table-cell table:style-name="ce34" table:number-columns-repeated="36"/>
          <table:table-cell table:number-columns-repeated="987"/>
        </table:table-row>
        <table:table-row table:style-name="ro2">
          <table:table-cell table:style-name="ce27" office:value-type="string" calcext:value-type="string">
            <text:p><text:s text:c="8"/>Apport en capital</text:p>
          </table:table-cell>
          <table:table-cell table:style-name="ce34" office:value-type="float" office:value="55000" calcext:value-type="float">
            <text:p>55000</text:p>
          </table:table-cell>
          <table:table-cell table:style-name="ce34" table:number-columns-repeated="35"/>
          <table:table-cell table:number-columns-repeated="987"/>
        </table:table-row>
        <table:table-row table:style-name="ro2">
          <table:table-cell table:style-name="ce27" office:value-type="string" calcext:value-type="string">
            <text:p><text:s text:c="8"/>Apports en comptes courants d'associés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35"/>
          <table:table-cell table:number-columns-repeated="987"/>
        </table:table-row>
        <table:table-row table:style-name="ro2">
          <table:table-cell table:style-name="ce28" office:value-type="string" calcext:value-type="string">
            <text:p><text:s text:c="8"/>Emprunts à moyen et long terme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28" office:value-type="string" calcext:value-type="string">
            <text:p><text:s text:c="8"/>Subvention (?)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28" office:value-type="string" calcext:value-type="string">
            <text:p><text:s text:c="8"/>……….</text:p>
          </table:table-cell>
          <table:table-cell table:style-name="ce24" table:number-columns-repeated="36"/>
          <table:table-cell table:number-columns-repeated="987"/>
        </table:table-row>
        <table:table-row table:style-name="ro2">
          <table:table-cell table:style-name="ce29" office:value-type="string" calcext:value-type="string">
            <text:p>TOTAL ENCAISSEMENTS</text:p>
          </table:table-cell>
          <table:table-cell table:style-name="ce35" table:formula="of:=[.B8]+[.B11]+[.B12]+[.B13]+[.B12]" office:value-type="float" office:value="58750" calcext:value-type="float">
            <text:p>58750</text:p>
          </table:table-cell>
          <table:table-cell table:style-name="ce35" table:formula="of:=[.C8]+[.C11]+[.C12]+[.C13]+[.C12]" office:value-type="float" office:value="3750" calcext:value-type="float">
            <text:p>3750</text:p>
          </table:table-cell>
          <table:table-cell table:style-name="ce35" table:formula="of:=[.D8]+[.D11]+[.D12]+[.D13]+[.D12]" office:value-type="float" office:value="3750" calcext:value-type="float">
            <text:p>3750</text:p>
          </table:table-cell>
          <table:table-cell table:style-name="ce35" table:formula="of:=[.E8]+[.E11]+[.E12]+[.E13]+[.E12]" office:value-type="float" office:value="3750" calcext:value-type="float">
            <text:p>3750</text:p>
          </table:table-cell>
          <table:table-cell table:style-name="ce35" table:formula="of:=[.F8]+[.F11]+[.F12]+[.F13]+[.F12]" office:value-type="float" office:value="3750" calcext:value-type="float">
            <text:p>3750</text:p>
          </table:table-cell>
          <table:table-cell table:style-name="ce35" table:formula="of:=[.G8]+[.G11]+[.G12]+[.G13]+[.G12]" office:value-type="float" office:value="3750" calcext:value-type="float">
            <text:p>3750</text:p>
          </table:table-cell>
          <table:table-cell table:style-name="ce35" table:formula="of:=[.H8]+[.H11]+[.H12]+[.H13]+[.H12]" office:value-type="float" office:value="3750" calcext:value-type="float">
            <text:p>3750</text:p>
          </table:table-cell>
          <table:table-cell table:style-name="ce35" table:formula="of:=[.I8]+[.I11]+[.I12]+[.I13]+[.I12]" office:value-type="float" office:value="3750" calcext:value-type="float">
            <text:p>3750</text:p>
          </table:table-cell>
          <table:table-cell table:style-name="ce35" table:formula="of:=[.J8]+[.J11]+[.J12]+[.J13]+[.J12]" office:value-type="float" office:value="3750" calcext:value-type="float">
            <text:p>3750</text:p>
          </table:table-cell>
          <table:table-cell table:style-name="ce35" table:formula="of:=[.K8]+[.K11]+[.K12]+[.K13]+[.K12]" office:value-type="float" office:value="3750" calcext:value-type="float">
            <text:p>3750</text:p>
          </table:table-cell>
          <table:table-cell table:style-name="ce35" table:formula="of:=[.L8]+[.L11]+[.L12]+[.L13]+[.L12]" office:value-type="float" office:value="3750" calcext:value-type="float">
            <text:p>3750</text:p>
          </table:table-cell>
          <table:table-cell table:style-name="ce35" table:formula="of:=[.M8]+[.M11]+[.M12]+[.M13]+[.M12]" office:value-type="float" office:value="3750" calcext:value-type="float">
            <text:p>3750</text:p>
          </table:table-cell>
          <table:table-cell table:style-name="ce35" table:formula="of:=[.N8]+[.N11]+[.N12]+[.N13]+[.N12]" office:value-type="float" office:value="14166.6666666667" calcext:value-type="float">
            <text:p>14166,6666666667</text:p>
          </table:table-cell>
          <table:table-cell table:style-name="ce35" table:formula="of:=[.O8]+[.O11]+[.O12]+[.O13]+[.O12]" office:value-type="float" office:value="14166.6666666667" calcext:value-type="float">
            <text:p>14166,6666666667</text:p>
          </table:table-cell>
          <table:table-cell table:style-name="ce35" table:formula="of:=[.P8]+[.P11]+[.P12]+[.P13]+[.P12]" office:value-type="float" office:value="14166.6666666667" calcext:value-type="float">
            <text:p>14166,6666666667</text:p>
          </table:table-cell>
          <table:table-cell table:style-name="ce35" table:formula="of:=[.Q8]+[.Q11]+[.Q12]+[.Q13]+[.Q12]" office:value-type="float" office:value="14166.6666666667" calcext:value-type="float">
            <text:p>14166,6666666667</text:p>
          </table:table-cell>
          <table:table-cell table:style-name="ce35" table:formula="of:=[.R8]+[.R11]+[.R12]+[.R13]+[.R12]" office:value-type="float" office:value="14166.6666666667" calcext:value-type="float">
            <text:p>14166,6666666667</text:p>
          </table:table-cell>
          <table:table-cell table:style-name="ce35" table:formula="of:=[.S8]+[.S11]+[.S12]+[.S13]+[.S12]" office:value-type="float" office:value="14166.6666666667" calcext:value-type="float">
            <text:p>14166,6666666667</text:p>
          </table:table-cell>
          <table:table-cell table:style-name="ce35" table:formula="of:=[.T8]+[.T11]+[.T12]+[.T13]+[.T12]" office:value-type="float" office:value="14166.6666666667" calcext:value-type="float">
            <text:p>14166,6666666667</text:p>
          </table:table-cell>
          <table:table-cell table:style-name="ce35" table:formula="of:=[.U8]+[.U11]+[.U12]+[.U13]+[.U12]" office:value-type="float" office:value="14166.6666666667" calcext:value-type="float">
            <text:p>14166,6666666667</text:p>
          </table:table-cell>
          <table:table-cell table:style-name="ce35" table:formula="of:=[.V8]+[.V11]+[.V12]+[.V13]+[.V12]" office:value-type="float" office:value="14166.6666666667" calcext:value-type="float">
            <text:p>14166,6666666667</text:p>
          </table:table-cell>
          <table:table-cell table:style-name="ce35" table:formula="of:=[.W8]+[.W11]+[.W12]+[.W13]+[.W12]" office:value-type="float" office:value="14166.6666666667" calcext:value-type="float">
            <text:p>14166,6666666667</text:p>
          </table:table-cell>
          <table:table-cell table:style-name="ce35" table:formula="of:=[.X8]+[.X11]+[.X12]+[.X13]+[.X12]" office:value-type="float" office:value="14166.6666666667" calcext:value-type="float">
            <text:p>14166,6666666667</text:p>
          </table:table-cell>
          <table:table-cell table:style-name="ce35" table:formula="of:=[.Y8]+[.Y11]+[.Y12]+[.Y13]+[.Y12]" office:value-type="float" office:value="14166.6666666667" calcext:value-type="float">
            <text:p>14166,6666666667</text:p>
          </table:table-cell>
          <table:table-cell table:style-name="ce35" table:formula="of:=[.Z8]+[.Z11]+[.Z12]+[.Z13]+[.Z12]" office:value-type="float" office:value="29166.6666666667" calcext:value-type="float">
            <text:p>29166,6666666667</text:p>
          </table:table-cell>
          <table:table-cell table:style-name="ce35" table:formula="of:=[.AA8]+[.AA11]+[.AA12]+[.AA13]+[.AA12]" office:value-type="float" office:value="29166.6666666667" calcext:value-type="float">
            <text:p>29166,6666666667</text:p>
          </table:table-cell>
          <table:table-cell table:style-name="ce35" table:formula="of:=[.AB8]+[.AB11]+[.AB12]+[.AB13]+[.AB12]" office:value-type="float" office:value="29166.6666666667" calcext:value-type="float">
            <text:p>29166,6666666667</text:p>
          </table:table-cell>
          <table:table-cell table:style-name="ce35" table:formula="of:=[.AC8]+[.AC11]+[.AC12]+[.AC13]+[.AC12]" office:value-type="float" office:value="29166.6666666667" calcext:value-type="float">
            <text:p>29166,6666666667</text:p>
          </table:table-cell>
          <table:table-cell table:style-name="ce35" table:formula="of:=[.AD8]+[.AD11]+[.AD12]+[.AD13]+[.AD12]" office:value-type="float" office:value="29166.6666666667" calcext:value-type="float">
            <text:p>29166,6666666667</text:p>
          </table:table-cell>
          <table:table-cell table:style-name="ce35" table:formula="of:=[.AE8]+[.AE11]+[.AE12]+[.AE13]+[.AE12]" office:value-type="float" office:value="29166.6666666667" calcext:value-type="float">
            <text:p>29166,6666666667</text:p>
          </table:table-cell>
          <table:table-cell table:style-name="ce35" table:formula="of:=[.AF8]+[.AF11]+[.AF12]+[.AF13]+[.AF12]" office:value-type="float" office:value="29166.6666666667" calcext:value-type="float">
            <text:p>29166,6666666667</text:p>
          </table:table-cell>
          <table:table-cell table:style-name="ce35" table:formula="of:=[.AG8]+[.AG11]+[.AG12]+[.AG13]+[.AG12]" office:value-type="float" office:value="29166.6666666667" calcext:value-type="float">
            <text:p>29166,6666666667</text:p>
          </table:table-cell>
          <table:table-cell table:style-name="ce35" table:formula="of:=[.AH8]+[.AH11]+[.AH12]+[.AH13]+[.AH12]" office:value-type="float" office:value="29166.6666666667" calcext:value-type="float">
            <text:p>29166,6666666667</text:p>
          </table:table-cell>
          <table:table-cell table:style-name="ce35" table:formula="of:=[.AI8]+[.AI11]+[.AI12]+[.AI13]+[.AI12]" office:value-type="float" office:value="29166.6666666667" calcext:value-type="float">
            <text:p>29166,6666666667</text:p>
          </table:table-cell>
          <table:table-cell table:style-name="ce35" table:formula="of:=[.AJ8]+[.AJ11]+[.AJ12]+[.AJ13]+[.AJ12]" office:value-type="float" office:value="29166.6666666667" calcext:value-type="float">
            <text:p>29166,6666666667</text:p>
          </table:table-cell>
          <table:table-cell table:style-name="ce35" table:formula="of:=[.AK8]+[.AK11]+[.AK12]+[.AK13]+[.AK12]" office:value-type="float" office:value="29166.6666666667" calcext:value-type="float">
            <text:p>29166,6666666667</text:p>
          </table:table-cell>
          <table:table-cell table:number-columns-repeated="987"/>
        </table:table-row>
        <table:table-row table:style-name="ro6">
          <table:table-cell table:style-name="ce25" office:value-type="string" calcext:value-type="string">
            <text:p>DECAISSEMENTS</text:p>
          </table:table-cell>
          <table:table-cell table:style-name="ce34" table:number-columns-repeated="36"/>
          <table:table-cell table:number-columns-repeated="987"/>
        </table:table-row>
        <table:table-row table:style-name="ro2">
          <table:table-cell table:style-name="ce26" office:value-type="string" calcext:value-type="string">
            <text:p>D'exploitation</text:p>
          </table:table-cell>
          <table:table-cell table:style-name="ce34" table:number-columns-repeated="36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Paiement des achats et sous-traitance</text:p>
          </table:table-cell>
          <table:table-cell table:number-columns-repeated="12" table:style-name="ce24" office:value-type="float" office:value="0" calcext:value-type="float">
            <text:p>0</text:p>
          </table:table-cell>
          <table:table-cell table:style-name="ce24" table:number-columns-repeated="24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Loyer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Assurances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Fournitures, eau, énergie…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Autres charges externes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Salaires bruts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0800+27600+12000)/12" office:value-type="float" office:value="6700" calcext:value-type="float">
            <text:p>6700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style-name="ce24" table:formula="of:=(42000+27600+32000)/12" office:value-type="float" office:value="8466.66666666667" calcext:value-type="float">
            <text:p>8466,6666666667</text:p>
          </table:table-cell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Charges sociales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17688/12" office:value-type="float" office:value="1474" calcext:value-type="float">
            <text:p>1474</text:p>
          </table:table-cell>
          <table:table-cell table:style-name="ce24" table:formula="of:=[.N24]*0.22" office:value-type="float" office:value="1862.66666666667" calcext:value-type="float">
            <text:p>1862,6666666667</text:p>
          </table:table-cell>
          <table:table-cell table:style-name="ce24" table:formula="of:=[.O24]*0.22" office:value-type="float" office:value="1862.66666666667" calcext:value-type="float">
            <text:p>1862,6666666667</text:p>
          </table:table-cell>
          <table:table-cell table:style-name="ce24" table:formula="of:=[.P24]*0.22" office:value-type="float" office:value="1862.66666666667" calcext:value-type="float">
            <text:p>1862,6666666667</text:p>
          </table:table-cell>
          <table:table-cell table:style-name="ce24" table:formula="of:=[.Q24]*0.22" office:value-type="float" office:value="1862.66666666667" calcext:value-type="float">
            <text:p>1862,6666666667</text:p>
          </table:table-cell>
          <table:table-cell table:style-name="ce24" table:formula="of:=[.R24]*0.22" office:value-type="float" office:value="1862.66666666667" calcext:value-type="float">
            <text:p>1862,6666666667</text:p>
          </table:table-cell>
          <table:table-cell table:style-name="ce24" table:formula="of:=[.S24]*0.22" office:value-type="float" office:value="1862.66666666667" calcext:value-type="float">
            <text:p>1862,6666666667</text:p>
          </table:table-cell>
          <table:table-cell table:style-name="ce24" table:formula="of:=[.T24]*0.22" office:value-type="float" office:value="1862.66666666667" calcext:value-type="float">
            <text:p>1862,6666666667</text:p>
          </table:table-cell>
          <table:table-cell table:style-name="ce24" table:formula="of:=[.U24]*0.22" office:value-type="float" office:value="1862.66666666667" calcext:value-type="float">
            <text:p>1862,6666666667</text:p>
          </table:table-cell>
          <table:table-cell table:style-name="ce24" table:formula="of:=[.V24]*0.22" office:value-type="float" office:value="1862.66666666667" calcext:value-type="float">
            <text:p>1862,6666666667</text:p>
          </table:table-cell>
          <table:table-cell table:style-name="ce24" table:formula="of:=[.W24]*0.22" office:value-type="float" office:value="1862.66666666667" calcext:value-type="float">
            <text:p>1862,6666666667</text:p>
          </table:table-cell>
          <table:table-cell table:style-name="ce24" table:formula="of:=[.X24]*0.22" office:value-type="float" office:value="1862.66666666667" calcext:value-type="float">
            <text:p>1862,6666666667</text:p>
          </table:table-cell>
          <table:table-cell table:style-name="ce24" table:formula="of:=[.Y24]*0.22" office:value-type="float" office:value="1862.66666666667" calcext:value-type="float">
            <text:p>1862,6666666667</text:p>
          </table:table-cell>
          <table:table-cell table:style-name="ce24" table:formula="of:=[.Z24]*0.22" office:value-type="float" office:value="1862.66666666667" calcext:value-type="float">
            <text:p>1862,6666666667</text:p>
          </table:table-cell>
          <table:table-cell table:style-name="ce24" table:formula="of:=[.AA24]*0.22" office:value-type="float" office:value="1862.66666666667" calcext:value-type="float">
            <text:p>1862,6666666667</text:p>
          </table:table-cell>
          <table:table-cell table:style-name="ce24" table:formula="of:=[.AB24]*0.22" office:value-type="float" office:value="1862.66666666667" calcext:value-type="float">
            <text:p>1862,6666666667</text:p>
          </table:table-cell>
          <table:table-cell table:style-name="ce24" table:formula="of:=[.AC24]*0.22" office:value-type="float" office:value="1862.66666666667" calcext:value-type="float">
            <text:p>1862,6666666667</text:p>
          </table:table-cell>
          <table:table-cell table:style-name="ce24" table:formula="of:=[.AD24]*0.22" office:value-type="float" office:value="1862.66666666667" calcext:value-type="float">
            <text:p>1862,6666666667</text:p>
          </table:table-cell>
          <table:table-cell table:style-name="ce24" table:formula="of:=[.AE24]*0.22" office:value-type="float" office:value="1862.66666666667" calcext:value-type="float">
            <text:p>1862,6666666667</text:p>
          </table:table-cell>
          <table:table-cell table:style-name="ce24" table:formula="of:=[.AF24]*0.22" office:value-type="float" office:value="1862.66666666667" calcext:value-type="float">
            <text:p>1862,6666666667</text:p>
          </table:table-cell>
          <table:table-cell table:style-name="ce24" table:formula="of:=[.AG24]*0.22" office:value-type="float" office:value="1862.66666666667" calcext:value-type="float">
            <text:p>1862,6666666667</text:p>
          </table:table-cell>
          <table:table-cell table:style-name="ce24" table:formula="of:=[.AH24]*0.22" office:value-type="float" office:value="1862.66666666667" calcext:value-type="float">
            <text:p>1862,6666666667</text:p>
          </table:table-cell>
          <table:table-cell table:style-name="ce24" table:formula="of:=[.AI24]*0.22" office:value-type="float" office:value="1862.66666666667" calcext:value-type="float">
            <text:p>1862,6666666667</text:p>
          </table:table-cell>
          <table:table-cell table:style-name="ce24" table:formula="of:=[.AJ24]*0.22" office:value-type="float" office:value="1862.66666666667" calcext:value-type="float">
            <text:p>1862,6666666667</text:p>
          </table:table-cell>
          <table:table-cell table:style-name="ce24" table:formula="of:=[.AK24]*0.22" office:value-type="float" office:value="1862.66666666667" calcext:value-type="float">
            <text:p>1862,6666666667</text:p>
          </table:table-cell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Impôts, taxes et versements assimilés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Impôts sur les bénéfices</text:p>
          </table:table-cell>
          <table:table-cell table:number-columns-repeated="12" table:style-name="ce24" office:value-type="float" office:value="0" calcext:value-type="float">
            <text:p>0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12225/12" office:value-type="float" office:value="1018.75" calcext:value-type="float">
            <text:p>101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style-name="ce24" table:formula="of:=71625/12" office:value-type="float" office:value="5968.75" calcext:value-type="float">
            <text:p>5968,75</text:p>
          </table:table-cell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Charges financières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35"/>
          <table:table-cell table:number-columns-repeated="987"/>
        </table:table-row>
        <table:table-row table:style-name="ro2">
          <table:table-cell table:style-name="ce24" office:value-type="string" calcext:value-type="string">
            <text:p><text:s text:c="8"/>……...</text:p>
          </table:table-cell>
          <table:table-cell table:style-name="ce24" table:number-columns-repeated="36"/>
          <table:table-cell table:number-columns-repeated="987"/>
        </table:table-row>
        <table:table-row table:style-name="ro2">
          <table:table-cell table:style-name="ce26" office:value-type="string" calcext:value-type="string">
            <text:p>Hors exploitation</text:p>
          </table:table-cell>
          <table:table-cell table:style-name="ce34" table:number-columns-repeated="36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Immobilisation (investissements)</text:p>
          </table:table-cell>
          <table:table-cell table:style-name="ce24" table:number-columns-repeated="36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Remboursement d'emprunts </text:p>
          </table:table-cell>
          <table:table-cell table:number-columns-repeated="36" table:style-name="ce24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ce29" office:value-type="string" calcext:value-type="string">
            <text:p>TOTAL DECAISSEMENTS</text:p>
          </table:table-cell>
          <table:table-cell table:style-name="ce35" table:formula="of:=SUM([.B19:.B32])" office:value-type="float" office:value="8174" calcext:value-type="float">
            <text:p>8174</text:p>
          </table:table-cell>
          <table:table-cell table:style-name="ce35" table:formula="of:=SUM([.C19:.C32])" office:value-type="float" office:value="8174" calcext:value-type="float">
            <text:p>8174</text:p>
          </table:table-cell>
          <table:table-cell table:style-name="ce35" table:formula="of:=SUM([.D19:.D32])" office:value-type="float" office:value="8174" calcext:value-type="float">
            <text:p>8174</text:p>
          </table:table-cell>
          <table:table-cell table:style-name="ce35" table:formula="of:=SUM([.E19:.E32])" office:value-type="float" office:value="8174" calcext:value-type="float">
            <text:p>8174</text:p>
          </table:table-cell>
          <table:table-cell table:style-name="ce35" table:formula="of:=SUM([.F19:.F32])" office:value-type="float" office:value="8174" calcext:value-type="float">
            <text:p>8174</text:p>
          </table:table-cell>
          <table:table-cell table:style-name="ce35" table:formula="of:=SUM([.G19:.G32])" office:value-type="float" office:value="8174" calcext:value-type="float">
            <text:p>8174</text:p>
          </table:table-cell>
          <table:table-cell table:style-name="ce35" table:formula="of:=SUM([.H19:.H32])" office:value-type="float" office:value="8174" calcext:value-type="float">
            <text:p>8174</text:p>
          </table:table-cell>
          <table:table-cell table:style-name="ce35" table:formula="of:=SUM([.I19:.I32])" office:value-type="float" office:value="8174" calcext:value-type="float">
            <text:p>8174</text:p>
          </table:table-cell>
          <table:table-cell table:style-name="ce35" table:formula="of:=SUM([.J19:.J32])" office:value-type="float" office:value="8174" calcext:value-type="float">
            <text:p>8174</text:p>
          </table:table-cell>
          <table:table-cell table:style-name="ce35" table:formula="of:=SUM([.K19:.K32])" office:value-type="float" office:value="8174" calcext:value-type="float">
            <text:p>8174</text:p>
          </table:table-cell>
          <table:table-cell table:style-name="ce35" table:formula="of:=SUM([.L19:.L32])" office:value-type="float" office:value="8174" calcext:value-type="float">
            <text:p>8174</text:p>
          </table:table-cell>
          <table:table-cell table:style-name="ce35" table:formula="of:=SUM([.M19:.M32])" office:value-type="float" office:value="8174" calcext:value-type="float">
            <text:p>8174</text:p>
          </table:table-cell>
          <table:table-cell table:style-name="ce35" table:formula="of:=SUM([.N19:.N32])" office:value-type="float" office:value="11348.0833333333" calcext:value-type="float">
            <text:p>11348,0833333333</text:p>
          </table:table-cell>
          <table:table-cell table:style-name="ce35" table:formula="of:=SUM([.O19:.O32])" office:value-type="float" office:value="11348.0833333333" calcext:value-type="float">
            <text:p>11348,0833333333</text:p>
          </table:table-cell>
          <table:table-cell table:style-name="ce35" table:formula="of:=SUM([.P19:.P32])" office:value-type="float" office:value="11348.0833333333" calcext:value-type="float">
            <text:p>11348,0833333333</text:p>
          </table:table-cell>
          <table:table-cell table:style-name="ce35" table:formula="of:=SUM([.Q19:.Q32])" office:value-type="float" office:value="11348.0833333333" calcext:value-type="float">
            <text:p>11348,0833333333</text:p>
          </table:table-cell>
          <table:table-cell table:style-name="ce35" table:formula="of:=SUM([.R19:.R32])" office:value-type="float" office:value="11348.0833333333" calcext:value-type="float">
            <text:p>11348,0833333333</text:p>
          </table:table-cell>
          <table:table-cell table:style-name="ce35" table:formula="of:=SUM([.S19:.S32])" office:value-type="float" office:value="11348.0833333333" calcext:value-type="float">
            <text:p>11348,0833333333</text:p>
          </table:table-cell>
          <table:table-cell table:style-name="ce35" table:formula="of:=SUM([.T19:.T32])" office:value-type="float" office:value="11348.0833333333" calcext:value-type="float">
            <text:p>11348,0833333333</text:p>
          </table:table-cell>
          <table:table-cell table:style-name="ce35" table:formula="of:=SUM([.U19:.U32])" office:value-type="float" office:value="11348.0833333333" calcext:value-type="float">
            <text:p>11348,0833333333</text:p>
          </table:table-cell>
          <table:table-cell table:style-name="ce35" table:formula="of:=SUM([.V19:.V32])" office:value-type="float" office:value="11348.0833333333" calcext:value-type="float">
            <text:p>11348,0833333333</text:p>
          </table:table-cell>
          <table:table-cell table:style-name="ce35" table:formula="of:=SUM([.W19:.W32])" office:value-type="float" office:value="11348.0833333333" calcext:value-type="float">
            <text:p>11348,0833333333</text:p>
          </table:table-cell>
          <table:table-cell table:style-name="ce35" table:formula="of:=SUM([.X19:.X32])" office:value-type="float" office:value="11348.0833333333" calcext:value-type="float">
            <text:p>11348,0833333333</text:p>
          </table:table-cell>
          <table:table-cell table:style-name="ce35" table:formula="of:=SUM([.Y19:.Y32])" office:value-type="float" office:value="11348.0833333333" calcext:value-type="float">
            <text:p>11348,0833333333</text:p>
          </table:table-cell>
          <table:table-cell table:style-name="ce35" table:formula="of:=SUM([.Z19:.Z32])" office:value-type="float" office:value="16298.0833333333" calcext:value-type="float">
            <text:p>16298,0833333333</text:p>
          </table:table-cell>
          <table:table-cell table:style-name="ce35" table:formula="of:=SUM([.AA19:.AA32])" office:value-type="float" office:value="16298.0833333333" calcext:value-type="float">
            <text:p>16298,0833333333</text:p>
          </table:table-cell>
          <table:table-cell table:style-name="ce35" table:formula="of:=SUM([.AB19:.AB32])" office:value-type="float" office:value="16298.0833333333" calcext:value-type="float">
            <text:p>16298,0833333333</text:p>
          </table:table-cell>
          <table:table-cell table:style-name="ce35" table:formula="of:=SUM([.AC19:.AC32])" office:value-type="float" office:value="16298.0833333333" calcext:value-type="float">
            <text:p>16298,0833333333</text:p>
          </table:table-cell>
          <table:table-cell table:style-name="ce35" table:formula="of:=SUM([.AD19:.AD32])" office:value-type="float" office:value="16298.0833333333" calcext:value-type="float">
            <text:p>16298,0833333333</text:p>
          </table:table-cell>
          <table:table-cell table:style-name="ce35" table:formula="of:=SUM([.AE19:.AE32])" office:value-type="float" office:value="16298.0833333333" calcext:value-type="float">
            <text:p>16298,0833333333</text:p>
          </table:table-cell>
          <table:table-cell table:style-name="ce35" table:formula="of:=SUM([.AF19:.AF32])" office:value-type="float" office:value="16298.0833333333" calcext:value-type="float">
            <text:p>16298,0833333333</text:p>
          </table:table-cell>
          <table:table-cell table:style-name="ce35" table:formula="of:=SUM([.AG19:.AG32])" office:value-type="float" office:value="16298.0833333333" calcext:value-type="float">
            <text:p>16298,0833333333</text:p>
          </table:table-cell>
          <table:table-cell table:style-name="ce35" table:formula="of:=SUM([.AH19:.AH32])" office:value-type="float" office:value="16298.0833333333" calcext:value-type="float">
            <text:p>16298,0833333333</text:p>
          </table:table-cell>
          <table:table-cell table:style-name="ce35" table:formula="of:=SUM([.AI19:.AI32])" office:value-type="float" office:value="16298.0833333333" calcext:value-type="float">
            <text:p>16298,0833333333</text:p>
          </table:table-cell>
          <table:table-cell table:style-name="ce35" table:formula="of:=SUM([.AJ19:.AJ32])" office:value-type="float" office:value="16298.0833333333" calcext:value-type="float">
            <text:p>16298,0833333333</text:p>
          </table:table-cell>
          <table:table-cell table:style-name="ce35" table:formula="of:=SUM([.AK19:.AK32])" office:value-type="float" office:value="16298.0833333333" calcext:value-type="float">
            <text:p>16298,0833333333</text:p>
          </table:table-cell>
          <table:table-cell table:number-columns-repeated="987"/>
        </table:table-row>
        <table:table-row table:style-name="ro6">
          <table:table-cell table:style-name="ce23" office:value-type="string" calcext:value-type="string">
            <text:p>SOLDE DU MOIS </text:p>
          </table:table-cell>
          <table:table-cell table:style-name="ce33" table:formula="of:=[.B16]-[.B33]" office:value-type="float" office:value="50576" calcext:value-type="float">
            <text:p>50576</text:p>
          </table:table-cell>
          <table:table-cell table:style-name="ce33" table:formula="of:=[.C16]-[.C33]" office:value-type="float" office:value="-4424" calcext:value-type="float">
            <text:p>-4424</text:p>
          </table:table-cell>
          <table:table-cell table:style-name="ce33" table:formula="of:=[.D16]-[.D33]" office:value-type="float" office:value="-4424" calcext:value-type="float">
            <text:p>-4424</text:p>
          </table:table-cell>
          <table:table-cell table:style-name="ce33" table:formula="of:=[.E16]-[.E33]" office:value-type="float" office:value="-4424" calcext:value-type="float">
            <text:p>-4424</text:p>
          </table:table-cell>
          <table:table-cell table:style-name="ce33" table:formula="of:=[.F16]-[.F33]" office:value-type="float" office:value="-4424" calcext:value-type="float">
            <text:p>-4424</text:p>
          </table:table-cell>
          <table:table-cell table:style-name="ce33" table:formula="of:=[.G16]-[.G33]" office:value-type="float" office:value="-4424" calcext:value-type="float">
            <text:p>-4424</text:p>
          </table:table-cell>
          <table:table-cell table:style-name="ce33" table:formula="of:=[.H16]-[.H33]" office:value-type="float" office:value="-4424" calcext:value-type="float">
            <text:p>-4424</text:p>
          </table:table-cell>
          <table:table-cell table:style-name="ce33" table:formula="of:=[.I16]-[.I33]" office:value-type="float" office:value="-4424" calcext:value-type="float">
            <text:p>-4424</text:p>
          </table:table-cell>
          <table:table-cell table:style-name="ce33" table:formula="of:=[.J16]-[.J33]" office:value-type="float" office:value="-4424" calcext:value-type="float">
            <text:p>-4424</text:p>
          </table:table-cell>
          <table:table-cell table:style-name="ce33" table:formula="of:=[.K16]-[.K33]" office:value-type="float" office:value="-4424" calcext:value-type="float">
            <text:p>-4424</text:p>
          </table:table-cell>
          <table:table-cell table:style-name="ce33" table:formula="of:=[.L16]-[.L33]" office:value-type="float" office:value="-4424" calcext:value-type="float">
            <text:p>-4424</text:p>
          </table:table-cell>
          <table:table-cell table:style-name="ce33" table:formula="of:=[.M16]-[.M33]" office:value-type="float" office:value="-4424" calcext:value-type="float">
            <text:p>-4424</text:p>
          </table:table-cell>
          <table:table-cell table:style-name="ce33" table:formula="of:=[.N16]-[.N33]" office:value-type="float" office:value="2818.58333333333" calcext:value-type="float">
            <text:p>2818,5833333333</text:p>
          </table:table-cell>
          <table:table-cell table:style-name="ce33" table:formula="of:=[.O16]-[.O33]" office:value-type="float" office:value="2818.58333333333" calcext:value-type="float">
            <text:p>2818,5833333333</text:p>
          </table:table-cell>
          <table:table-cell table:style-name="ce33" table:formula="of:=[.P16]-[.P33]" office:value-type="float" office:value="2818.58333333333" calcext:value-type="float">
            <text:p>2818,5833333333</text:p>
          </table:table-cell>
          <table:table-cell table:style-name="ce33" table:formula="of:=[.Q16]-[.Q33]" office:value-type="float" office:value="2818.58333333333" calcext:value-type="float">
            <text:p>2818,5833333333</text:p>
          </table:table-cell>
          <table:table-cell table:style-name="ce33" table:formula="of:=[.R16]-[.R33]" office:value-type="float" office:value="2818.58333333333" calcext:value-type="float">
            <text:p>2818,5833333333</text:p>
          </table:table-cell>
          <table:table-cell table:style-name="ce33" table:formula="of:=[.S16]-[.S33]" office:value-type="float" office:value="2818.58333333333" calcext:value-type="float">
            <text:p>2818,5833333333</text:p>
          </table:table-cell>
          <table:table-cell table:style-name="ce33" table:formula="of:=[.T16]-[.T33]" office:value-type="float" office:value="2818.58333333333" calcext:value-type="float">
            <text:p>2818,5833333333</text:p>
          </table:table-cell>
          <table:table-cell table:style-name="ce33" table:formula="of:=[.U16]-[.U33]" office:value-type="float" office:value="2818.58333333333" calcext:value-type="float">
            <text:p>2818,5833333333</text:p>
          </table:table-cell>
          <table:table-cell table:style-name="ce33" table:formula="of:=[.V16]-[.V33]" office:value-type="float" office:value="2818.58333333333" calcext:value-type="float">
            <text:p>2818,5833333333</text:p>
          </table:table-cell>
          <table:table-cell table:style-name="ce33" table:formula="of:=[.W16]-[.W33]" office:value-type="float" office:value="2818.58333333333" calcext:value-type="float">
            <text:p>2818,5833333333</text:p>
          </table:table-cell>
          <table:table-cell table:style-name="ce33" table:formula="of:=[.X16]-[.X33]" office:value-type="float" office:value="2818.58333333333" calcext:value-type="float">
            <text:p>2818,5833333333</text:p>
          </table:table-cell>
          <table:table-cell table:style-name="ce33" table:formula="of:=[.Y16]-[.Y33]" office:value-type="float" office:value="2818.58333333333" calcext:value-type="float">
            <text:p>2818,5833333333</text:p>
          </table:table-cell>
          <table:table-cell table:style-name="ce33" table:formula="of:=[.Z16]-[.Z33]" office:value-type="float" office:value="12868.5833333333" calcext:value-type="float">
            <text:p>12868,5833333333</text:p>
          </table:table-cell>
          <table:table-cell table:style-name="ce33" table:formula="of:=[.AA16]-[.AA33]" office:value-type="float" office:value="12868.5833333333" calcext:value-type="float">
            <text:p>12868,5833333333</text:p>
          </table:table-cell>
          <table:table-cell table:style-name="ce33" table:formula="of:=[.AB16]-[.AB33]" office:value-type="float" office:value="12868.5833333333" calcext:value-type="float">
            <text:p>12868,5833333333</text:p>
          </table:table-cell>
          <table:table-cell table:style-name="ce33" table:formula="of:=[.AC16]-[.AC33]" office:value-type="float" office:value="12868.5833333333" calcext:value-type="float">
            <text:p>12868,5833333333</text:p>
          </table:table-cell>
          <table:table-cell table:style-name="ce33" table:formula="of:=[.AD16]-[.AD33]" office:value-type="float" office:value="12868.5833333333" calcext:value-type="float">
            <text:p>12868,5833333333</text:p>
          </table:table-cell>
          <table:table-cell table:style-name="ce33" table:formula="of:=[.AE16]-[.AE33]" office:value-type="float" office:value="12868.5833333333" calcext:value-type="float">
            <text:p>12868,5833333333</text:p>
          </table:table-cell>
          <table:table-cell table:style-name="ce33" table:formula="of:=[.AF16]-[.AF33]" office:value-type="float" office:value="12868.5833333333" calcext:value-type="float">
            <text:p>12868,5833333333</text:p>
          </table:table-cell>
          <table:table-cell table:style-name="ce33" table:formula="of:=[.AG16]-[.AG33]" office:value-type="float" office:value="12868.5833333333" calcext:value-type="float">
            <text:p>12868,5833333333</text:p>
          </table:table-cell>
          <table:table-cell table:style-name="ce33" table:formula="of:=[.AH16]-[.AH33]" office:value-type="float" office:value="12868.5833333333" calcext:value-type="float">
            <text:p>12868,5833333333</text:p>
          </table:table-cell>
          <table:table-cell table:style-name="ce33" table:formula="of:=[.AI16]-[.AI33]" office:value-type="float" office:value="12868.5833333333" calcext:value-type="float">
            <text:p>12868,5833333333</text:p>
          </table:table-cell>
          <table:table-cell table:style-name="ce33" table:formula="of:=[.AJ16]-[.AJ33]" office:value-type="float" office:value="12868.5833333333" calcext:value-type="float">
            <text:p>12868,5833333333</text:p>
          </table:table-cell>
          <table:table-cell table:style-name="ce33" table:formula="of:=[.AK16]-[.AK33]" office:value-type="float" office:value="12868.5833333333" calcext:value-type="float">
            <text:p>12868,5833333333</text:p>
          </table:table-cell>
          <table:table-cell table:number-columns-repeated="987"/>
        </table:table-row>
        <table:table-row table:style-name="ro6">
          <table:table-cell table:style-name="ce23" office:value-type="string" calcext:value-type="string">
            <text:p>SOLDE DE FIN DE MOIS </text:p>
          </table:table-cell>
          <table:table-cell table:style-name="ce33" table:formula="of:=[.B4]+[.B34]" office:value-type="float" office:value="50576" calcext:value-type="float">
            <text:p>50576</text:p>
          </table:table-cell>
          <table:table-cell table:style-name="ce33" table:formula="of:=[.C4]+[.C34]" office:value-type="float" office:value="46152" calcext:value-type="float">
            <text:p>46152</text:p>
          </table:table-cell>
          <table:table-cell table:style-name="ce33" table:formula="of:=[.D4]+[.D34]" office:value-type="float" office:value="41728" calcext:value-type="float">
            <text:p>41728</text:p>
          </table:table-cell>
          <table:table-cell table:style-name="ce33" table:formula="of:=[.E4]+[.E34]" office:value-type="float" office:value="37304" calcext:value-type="float">
            <text:p>37304</text:p>
          </table:table-cell>
          <table:table-cell table:style-name="ce33" table:formula="of:=[.F4]+[.F34]" office:value-type="float" office:value="32880" calcext:value-type="float">
            <text:p>32880</text:p>
          </table:table-cell>
          <table:table-cell table:style-name="ce33" table:formula="of:=[.G4]+[.G34]" office:value-type="float" office:value="28456" calcext:value-type="float">
            <text:p>28456</text:p>
          </table:table-cell>
          <table:table-cell table:style-name="ce33" table:formula="of:=[.H4]+[.H34]" office:value-type="float" office:value="24032" calcext:value-type="float">
            <text:p>24032</text:p>
          </table:table-cell>
          <table:table-cell table:style-name="ce33" table:formula="of:=[.I4]+[.I34]" office:value-type="float" office:value="19608" calcext:value-type="float">
            <text:p>19608</text:p>
          </table:table-cell>
          <table:table-cell table:style-name="ce33" table:formula="of:=[.J4]+[.J34]" office:value-type="float" office:value="15184" calcext:value-type="float">
            <text:p>15184</text:p>
          </table:table-cell>
          <table:table-cell table:style-name="ce33" table:formula="of:=[.K4]+[.K34]" office:value-type="float" office:value="10760" calcext:value-type="float">
            <text:p>10760</text:p>
          </table:table-cell>
          <table:table-cell table:style-name="ce33" table:formula="of:=[.L4]+[.L34]" office:value-type="float" office:value="6336" calcext:value-type="float">
            <text:p>6336</text:p>
          </table:table-cell>
          <table:table-cell table:style-name="ce33" table:formula="of:=[.M4]+[.M34]" office:value-type="float" office:value="1912" calcext:value-type="float">
            <text:p>1912</text:p>
          </table:table-cell>
          <table:table-cell table:style-name="ce33" table:formula="of:=[.N4]+[.N34]" office:value-type="float" office:value="4730.58333333333" calcext:value-type="float">
            <text:p>4730,5833333333</text:p>
          </table:table-cell>
          <table:table-cell table:style-name="ce33" table:formula="of:=[.O4]+[.O34]" office:value-type="float" office:value="7549.16666666667" calcext:value-type="float">
            <text:p>7549,1666666667</text:p>
          </table:table-cell>
          <table:table-cell table:style-name="ce33" table:formula="of:=[.P4]+[.P34]" office:value-type="float" office:value="10367.75" calcext:value-type="float">
            <text:p>10367,75</text:p>
          </table:table-cell>
          <table:table-cell table:style-name="ce33" table:formula="of:=[.Q4]+[.Q34]" office:value-type="float" office:value="13186.3333333333" calcext:value-type="float">
            <text:p>13186,3333333333</text:p>
          </table:table-cell>
          <table:table-cell table:style-name="ce33" table:formula="of:=[.R4]+[.R34]" office:value-type="float" office:value="16004.9166666667" calcext:value-type="float">
            <text:p>16004,9166666667</text:p>
          </table:table-cell>
          <table:table-cell table:style-name="ce33" table:formula="of:=[.S4]+[.S34]" office:value-type="float" office:value="18823.5" calcext:value-type="float">
            <text:p>18823,5</text:p>
          </table:table-cell>
          <table:table-cell table:style-name="ce33" table:formula="of:=[.T4]+[.T34]" office:value-type="float" office:value="21642.0833333333" calcext:value-type="float">
            <text:p>21642,0833333333</text:p>
          </table:table-cell>
          <table:table-cell table:style-name="ce33" table:formula="of:=[.U4]+[.U34]" office:value-type="float" office:value="24460.6666666667" calcext:value-type="float">
            <text:p>24460,6666666667</text:p>
          </table:table-cell>
          <table:table-cell table:style-name="ce33" table:formula="of:=[.V4]+[.V34]" office:value-type="float" office:value="27279.25" calcext:value-type="float">
            <text:p>27279,25</text:p>
          </table:table-cell>
          <table:table-cell table:style-name="ce33" table:formula="of:=[.W4]+[.W34]" office:value-type="float" office:value="30097.8333333333" calcext:value-type="float">
            <text:p>30097,8333333333</text:p>
          </table:table-cell>
          <table:table-cell table:style-name="ce33" table:formula="of:=[.X4]+[.X34]" office:value-type="float" office:value="32916.4166666667" calcext:value-type="float">
            <text:p>32916,4166666667</text:p>
          </table:table-cell>
          <table:table-cell table:style-name="ce33" table:formula="of:=[.Y4]+[.Y34]" office:value-type="float" office:value="35735" calcext:value-type="float">
            <text:p>35735</text:p>
          </table:table-cell>
          <table:table-cell table:style-name="ce33" table:formula="of:=[.Z4]+[.Z34]" office:value-type="float" office:value="48603.5833333334" calcext:value-type="float">
            <text:p>48603,5833333334</text:p>
          </table:table-cell>
          <table:table-cell table:style-name="ce33" table:formula="of:=[.AA4]+[.AA34]" office:value-type="float" office:value="61472.1666666667" calcext:value-type="float">
            <text:p>61472,1666666667</text:p>
          </table:table-cell>
          <table:table-cell table:style-name="ce33" table:formula="of:=[.AB4]+[.AB34]" office:value-type="float" office:value="74340.75" calcext:value-type="float">
            <text:p>74340,75</text:p>
          </table:table-cell>
          <table:table-cell table:style-name="ce33" table:formula="of:=[.AC4]+[.AC34]" office:value-type="float" office:value="87209.3333333334" calcext:value-type="float">
            <text:p>87209,3333333334</text:p>
          </table:table-cell>
          <table:table-cell table:style-name="ce33" table:formula="of:=[.AD4]+[.AD34]" office:value-type="float" office:value="100077.916666667" calcext:value-type="float">
            <text:p>100077,916666667</text:p>
          </table:table-cell>
          <table:table-cell table:style-name="ce33" table:formula="of:=[.AE4]+[.AE34]" office:value-type="float" office:value="112946.5" calcext:value-type="float">
            <text:p>112946,5</text:p>
          </table:table-cell>
          <table:table-cell table:style-name="ce33" table:formula="of:=[.AF4]+[.AF34]" office:value-type="float" office:value="125815.083333333" calcext:value-type="float">
            <text:p>125815,083333333</text:p>
          </table:table-cell>
          <table:table-cell table:style-name="ce33" table:formula="of:=[.AG4]+[.AG34]" office:value-type="float" office:value="138683.666666667" calcext:value-type="float">
            <text:p>138683,666666667</text:p>
          </table:table-cell>
          <table:table-cell table:style-name="ce33" table:formula="of:=[.AH4]+[.AH34]" office:value-type="float" office:value="151552.25" calcext:value-type="float">
            <text:p>151552,25</text:p>
          </table:table-cell>
          <table:table-cell table:style-name="ce33" table:formula="of:=[.AI4]+[.AI34]" office:value-type="float" office:value="164420.833333333" calcext:value-type="float">
            <text:p>164420,833333333</text:p>
          </table:table-cell>
          <table:table-cell table:style-name="ce33" table:formula="of:=[.AJ4]+[.AJ34]" office:value-type="float" office:value="177289.416666667" calcext:value-type="float">
            <text:p>177289,416666667</text:p>
          </table:table-cell>
          <table:table-cell table:style-name="ce33" table:formula="of:=[.AK4]+[.AK34]" office:value-type="float" office:value="190158" calcext:value-type="float">
            <text:p>190158</text:p>
          </table:table-cell>
          <table:table-cell table:number-columns-repeated="987"/>
        </table:table-row>
        <table:table-row table:style-name="ro7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F" table:style-name="ta3">
        <table:table-column table:style-name="co12" table:default-cell-style-name="ce44"/>
        <table:table-column table:style-name="co6" table:default-cell-style-name="ce44"/>
        <table:table-column table:style-name="co13" table:default-cell-style-name="ce31"/>
        <table:table-column table:style-name="co6" table:number-columns-repeated="254" table:default-cell-style-name="ce31"/>
        <table:table-column table:style-name="co6" table:number-columns-repeated="767" table:default-cell-style-name="Default"/>
        <table:table-row table:style-name="ro8">
          <table:table-cell table:style-name="ce38" office:value-type="string" calcext:value-type="string" table:number-columns-spanned="2" table:number-rows-spanned="1">
            <text:p>E-jam</text:p>
          </table:table-cell>
          <table:covered-table-cell table:style-name="ce38"/>
          <table:table-cell table:number-columns-repeated="1022"/>
        </table:table-row>
        <table:table-row table:style-name="ro9">
          <table:table-cell table:style-name="ce39" office:value-type="string" calcext:value-type="string">
            <text:p>BESOINS (durables)</text:p>
          </table:table-cell>
          <table:table-cell table:style-name="ce33"/>
          <table:table-cell table:number-columns-repeated="1022"/>
        </table:table-row>
        <table:table-row table:style-name="ro7">
          <table:table-cell table:style-name="ce40" office:value-type="string" calcext:value-type="string">
            <text:p>Frais d'établissement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 office:value-type="string" calcext:value-type="string">
            <text:p>Immobilisations (Investissements) 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Achat d'un fonds de commerce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Immeubles (terrains, locaux,…)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Aménagements, travaux, installations,…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1" office:value-type="string" office:string-value="      Matériel (machines,…)  " calcext:value-type="string">
            <text:p><text:s text:c="6"/>Matériel (machines,…) <text:s text:c="2"/>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1" office:value-type="string" office:string-value="      Matériel de bureau  " calcext:value-type="string">
            <text:p><text:s text:c="6"/>Matériel de bureau <text:s text:c="2"/>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1" office:value-type="string" office:string-value="      Véhicules  " calcext:value-type="string">
            <text:p><text:s text:c="6"/>Véhicules <text:s text:c="2"/>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Autres……..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 office:value-type="string" calcext:value-type="string">
            <text:p>Besoin en fonds de roulement (BFR)</text:p>
          </table:table-cell>
          <table:table-cell table:style-name="ce45" office:value-type="float" office:value="55000" calcext:value-type="float">
            <text:p>55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Constitution (1e année)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Accroissement (ou diminution -) - années suivantes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 office:value-type="string" calcext:value-type="string">
            <text:p>Perte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 office:value-type="string" calcext:value-type="string">
            <text:p>Amortissement d'emprunts à moyen ou long terme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 office:value-type="string" calcext:value-type="string">
            <text:p>Dividendes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10">
          <table:table-cell table:style-name="ce42" office:value-type="string" calcext:value-type="string">
            <text:p>TOTAL DES BESOINS</text:p>
          </table:table-cell>
          <table:table-cell table:style-name="ce46"/>
          <table:table-cell table:style-name="Default" table:number-columns-repeated="7"/>
          <table:table-cell table:number-columns-repeated="1015"/>
        </table:table-row>
        <table:table-row table:style-name="ro9">
          <table:table-cell table:style-name="ce39" office:value-type="string" calcext:value-type="string">
            <text:p>RESSOURCES (durables)</text:p>
          </table:table-cell>
          <table:table-cell table:style-name="ce47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 office:value-type="string" calcext:value-type="string">
            <text:p>Capitaux propres</text:p>
          </table:table-cell>
          <table:table-cell table:style-name="ce45" office:value-type="float" office:value="55000" calcext:value-type="float">
            <text:p>55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Capital (répartition)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Comptes courants d'associés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Autofinancement net (capacité d'autofinancement)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8" office:value-type="string" calcext:value-type="string">
            <text:p><text:s text:c="6"/>Aides et subventions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4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0" office:value-type="string" calcext:value-type="string">
            <text:p>Capitaux empruntés (emprunts à moyen et long terme)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 table:number-rows-repeated="4">
          <table:table-cell table:style-name="ce40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11">
          <table:table-cell table:style-name="ce43" office:value-type="string" calcext:value-type="string">
            <text:p>TOTAL DES RESSOURCES</text:p>
          </table:table-cell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12">
          <table:table-cell table:style-name="ce28"/>
          <table:table-cell table:style-name="ce45"/>
          <table:table-cell table:style-name="Default" table:number-columns-repeated="7"/>
          <table:table-cell table:number-columns-repeated="1015"/>
        </table:table-row>
        <table:table-row table:style-name="ro9">
          <table:table-cell table:style-name="ce39" office:value-type="string" calcext:value-type="string">
            <text:p>ECART <text:span text:style-name="T2">= Total Ressources - Total Besoins</text:span></text:p>
          </table:table-cell>
          <table:table-cell table:style-name="ce47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mprunt" table:style-name="ta4"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7" table:number-columns-repeated="1019" table:default-cell-style-name="Default"/>
        <table:table-row table:style-name="ro13">
          <table:table-cell table:number-columns-repeated="1024"/>
        </table:table-row>
        <table:table-row table:style-name="ro14">
          <table:table-cell table:style-name="ce48" office:value-type="string" calcext:value-type="string">
            <text:p>Table des données</text:p>
          </table:table-cell>
          <table:table-cell table:number-columns-repeated="1023"/>
        </table:table-row>
        <table:table-row table:style-name="ro13">
          <table:table-cell table:style-name="ce49" office:value-type="string" calcext:value-type="string">
            <text:p>Capital emprunté</text:p>
          </table:table-cell>
          <table:table-cell table:style-name="ce56"/>
          <table:table-cell table:style-name="ce60" office:value-type="float" office:value="40000" calcext:value-type="float">
            <text:p><text:s/>40 000 <text:s text:c="3"/></text:p>
          </table:table-cell>
          <table:table-cell table:style-name="ce66" office:value-type="string" calcext:value-type="string">
            <text:p>€</text:p>
          </table:table-cell>
          <table:table-cell table:number-columns-repeated="1020"/>
        </table:table-row>
        <table:table-row table:style-name="ro13">
          <table:table-cell table:style-name="ce50" office:value-type="string" calcext:value-type="string">
            <text:p>Taux d'intérêt annuel</text:p>
          </table:table-cell>
          <table:table-cell table:style-name="ce57"/>
          <table:table-cell table:style-name="ce61" office:value-type="percentage" office:value="0.01" calcext:value-type="percentage">
            <text:p>1%</text:p>
          </table:table-cell>
          <table:table-cell table:style-name="ce67"/>
          <table:table-cell table:number-columns-repeated="1020"/>
        </table:table-row>
        <table:table-row table:style-name="ro13">
          <table:table-cell table:style-name="ce49" office:value-type="string" calcext:value-type="string">
            <text:p>durée de l'emprunt</text:p>
          </table:table-cell>
          <table:table-cell table:style-name="ce56"/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ans</text:p>
          </table:table-cell>
          <table:table-cell table:number-columns-repeated="1020"/>
        </table:table-row>
        <table:table-row table:style-name="ro13">
          <table:table-cell table:style-name="ce51" office:value-type="string" calcext:value-type="string">
            <text:p>annuité constante</text:p>
          </table:table-cell>
          <table:table-cell table:style-name="ce58"/>
          <table:table-cell table:style-name="ce63" table:formula="of:=PMT([.C4];[.C5];-[.C3])" office:value-type="float" office:value="8241.5919846352" calcext:value-type="float">
            <text:p>8 241,59 €</text:p>
          </table:table-cell>
          <table:table-cell table:style-name="ce58"/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4">
          <table:table-cell table:style-name="ce48" office:value-type="string" calcext:value-type="string">
            <text:p>Tableau d'amortissement de l'emprunt remboursable par annuité constante</text:p>
          </table:table-cell>
          <table:table-cell table:number-columns-repeated="1023"/>
        </table:table-row>
        <table:table-row table:style-name="ro15">
          <table:table-cell table:style-name="ce52" office:value-type="string" calcext:value-type="string">
            <text:p>Capital restant dû début période</text:p>
          </table:table-cell>
          <table:table-cell table:style-name="ce59" office:value-type="string" calcext:value-type="string">
            <text:p>Période</text:p>
          </table:table-cell>
          <table:table-cell table:style-name="ce59" office:value-type="string" calcext:value-type="string">
            <text:p>annuité</text:p>
          </table:table-cell>
          <table:table-cell table:style-name="ce59" office:value-type="string" calcext:value-type="string">
            <text:p>intérêt</text:p>
          </table:table-cell>
          <table:table-cell table:style-name="ce59" office:value-type="string" calcext:value-type="string">
            <text:p>amortissement</text:p>
          </table:table-cell>
          <table:table-cell table:number-columns-repeated="1019"/>
        </table:table-row>
        <table:table-row table:style-name="ro13">
          <table:table-cell table:style-name="ce53" table:formula="of:=[.$C$3]" office:value-type="float" office:value="40000" calcext:value-type="float">
            <text:p>40 000,00 €</text:p>
          </table:table-cell>
          <table:table-cell table:style-name="ce54" office:value-type="float" office:value="1" calcext:value-type="float">
            <text:p>1</text:p>
          </table:table-cell>
          <table:table-cell table:style-name="ce64" table:formula="of:=[.$C$6]" office:value-type="float" office:value="8241.5919846352" calcext:value-type="float">
            <text:p>8 241,59 €</text:p>
          </table:table-cell>
          <table:table-cell table:style-name="ce65" table:formula="of:=[.A10]*[.$C$4]" office:value-type="float" office:value="400" calcext:value-type="float">
            <text:p><text:s/>400 <text:s text:c="3"/></text:p>
          </table:table-cell>
          <table:table-cell table:style-name="ce64" table:formula="of:=[.C10]-[.D10]" office:value-type="float" office:value="7841.5919846352" calcext:value-type="float">
            <text:p>7 841,59 €</text:p>
          </table:table-cell>
          <table:table-cell table:number-columns-repeated="1019"/>
        </table:table-row>
        <table:table-row table:style-name="ro13">
          <table:table-cell table:style-name="ce53" table:formula="of:=[.A10]-[.E10]" office:value-type="float" office:value="32158.4080153648" calcext:value-type="float">
            <text:p>32 158,41 €</text:p>
          </table:table-cell>
          <table:table-cell table:style-name="ce54" office:value-type="float" office:value="2" calcext:value-type="float">
            <text:p>2</text:p>
          </table:table-cell>
          <table:table-cell table:style-name="ce64" table:formula="of:=[.$C$6]" office:value-type="float" office:value="8241.5919846352" calcext:value-type="float">
            <text:p>8 241,59 €</text:p>
          </table:table-cell>
          <table:table-cell table:style-name="ce65" table:formula="of:=[.A11]*[.$C$4]" office:value-type="float" office:value="321.584080153648" calcext:value-type="float">
            <text:p><text:s/>322 <text:s text:c="3"/></text:p>
          </table:table-cell>
          <table:table-cell table:style-name="ce64" table:formula="of:=[.C11]-[.D11]" office:value-type="float" office:value="7920.00790448155" calcext:value-type="float">
            <text:p>7 920,01 €</text:p>
          </table:table-cell>
          <table:table-cell table:number-columns-repeated="1019"/>
        </table:table-row>
        <table:table-row table:style-name="ro13">
          <table:table-cell table:style-name="ce53" table:formula="of:=[.A11]-[.E11]" office:value-type="float" office:value="24238.4001108833" calcext:value-type="float">
            <text:p>24 238,40 €</text:p>
          </table:table-cell>
          <table:table-cell table:style-name="ce54" office:value-type="float" office:value="3" calcext:value-type="float">
            <text:p>3</text:p>
          </table:table-cell>
          <table:table-cell table:style-name="ce64" table:formula="of:=[.$C$6]" office:value-type="float" office:value="8241.5919846352" calcext:value-type="float">
            <text:p>8 241,59 €</text:p>
          </table:table-cell>
          <table:table-cell table:style-name="ce65" table:formula="of:=[.A12]*[.$C$4]" office:value-type="float" office:value="242.384001108833" calcext:value-type="float">
            <text:p><text:s/>242 <text:s text:c="3"/></text:p>
          </table:table-cell>
          <table:table-cell table:style-name="ce64" table:formula="of:=[.C12]-[.D12]" office:value-type="float" office:value="7999.20798352637" calcext:value-type="float">
            <text:p>7 999,21 €</text:p>
          </table:table-cell>
          <table:table-cell table:number-columns-repeated="1019"/>
        </table:table-row>
        <table:table-row table:style-name="ro13">
          <table:table-cell table:style-name="ce53" table:formula="of:=[.A12]-[.E12]" office:value-type="float" office:value="16239.1921273569" calcext:value-type="float">
            <text:p>16 239,19 €</text:p>
          </table:table-cell>
          <table:table-cell table:style-name="ce54" office:value-type="float" office:value="4" calcext:value-type="float">
            <text:p>4</text:p>
          </table:table-cell>
          <table:table-cell table:style-name="ce64" table:formula="of:=[.$C$6]" office:value-type="float" office:value="8241.5919846352" calcext:value-type="float">
            <text:p>8 241,59 €</text:p>
          </table:table-cell>
          <table:table-cell table:style-name="ce65" table:formula="of:=[.A13]*[.$C$4]" office:value-type="float" office:value="162.391921273569" calcext:value-type="float">
            <text:p><text:s/>162 <text:s text:c="3"/></text:p>
          </table:table-cell>
          <table:table-cell table:style-name="ce64" table:formula="of:=[.C13]-[.D13]" office:value-type="float" office:value="8079.20006336163" calcext:value-type="float">
            <text:p>8 079,20 €</text:p>
          </table:table-cell>
          <table:table-cell table:number-columns-repeated="1019"/>
        </table:table-row>
        <table:table-row table:style-name="ro13">
          <table:table-cell table:style-name="ce53" table:formula="of:=[.A13]-[.E13]" office:value-type="float" office:value="8159.99206399526" calcext:value-type="float">
            <text:p>8 159,99 €</text:p>
          </table:table-cell>
          <table:table-cell table:style-name="ce54" office:value-type="float" office:value="5" calcext:value-type="float">
            <text:p>5</text:p>
          </table:table-cell>
          <table:table-cell table:style-name="ce64" table:formula="of:=[.$C$6]" office:value-type="float" office:value="8241.5919846352" calcext:value-type="float">
            <text:p>8 241,59 €</text:p>
          </table:table-cell>
          <table:table-cell table:style-name="ce65" table:formula="of:=[.A14]*[.$C$4]" office:value-type="float" office:value="81.5999206399526" calcext:value-type="float">
            <text:p><text:s/>82 <text:s text:c="3"/></text:p>
          </table:table-cell>
          <table:table-cell table:style-name="ce64" table:formula="of:=[.C14]-[.D14]" office:value-type="float" office:value="8159.99206399525" calcext:value-type="float">
            <text:p>8 159,99 €</text:p>
          </table:table-cell>
          <table:table-cell table:number-columns-repeated="1019"/>
        </table:table-row>
        <table:table-row table:style-name="ro13">
          <table:table-cell table:style-name="ce53" table:formula="of:=[.A14]-[.E14]" office:value-type="float" office:value="0" calcext:value-type="float">
            <text:p>0,00 €</text:p>
          </table:table-cell>
          <table:table-cell table:style-name="ce54" office:value-type="float" office:value="6" calcext:value-type="float">
            <text:p>6</text:p>
          </table:table-cell>
          <table:table-cell table:style-name="ce64" table:formula="of:=[.$C$6]" office:value-type="float" office:value="8241.5919846352" calcext:value-type="float">
            <text:p>8 241,59 €</text:p>
          </table:table-cell>
          <table:table-cell table:style-name="ce65" table:formula="of:=[.A15]*[.$C$4]" office:value-type="float" office:value="0" calcext:value-type="float">
            <text:p><text:s/>- <text:s text:c="3"/></text:p>
          </table:table-cell>
          <table:table-cell table:style-name="ce64" table:formula="of:=[.C15]-[.D15]" office:value-type="float" office:value="8241.5919846352" calcext:value-type="float">
            <text:p>8 241,59 €</text:p>
          </table:table-cell>
          <table:table-cell table:number-columns-repeated="1019"/>
        </table:table-row>
        <table:table-row table:style-name="ro13">
          <table:table-cell table:style-name="ce53" table:formula="of:=[.A15]-[.E15]" office:value-type="float" office:value="-8241.5919846352" calcext:value-type="float">
            <text:p>-8 241,59 €</text:p>
          </table:table-cell>
          <table:table-cell table:style-name="ce54" office:value-type="float" office:value="7" calcext:value-type="float">
            <text:p>7</text:p>
          </table:table-cell>
          <table:table-cell table:style-name="ce64" table:formula="of:=[.$C$6]" office:value-type="float" office:value="8241.5919846352" calcext:value-type="float">
            <text:p>8 241,59 €</text:p>
          </table:table-cell>
          <table:table-cell table:style-name="ce65" table:formula="of:=[.A16]*[.$C$4]" office:value-type="float" office:value="-82.415919846352" calcext:value-type="float">
            <text:p>-82 <text:s text:c="3"/></text:p>
          </table:table-cell>
          <table:table-cell table:style-name="ce64" table:formula="of:=[.C16]-[.D16]" office:value-type="float" office:value="8324.00790448155" calcext:value-type="float">
            <text:p>8 324,01 €</text:p>
          </table:table-cell>
          <table:table-cell table:number-columns-repeated="1019"/>
        </table:table-row>
        <table:table-row table:style-name="ro13">
          <table:table-cell table:style-name="ce53" table:formula="of:=[.A16]-[.E16]" office:value-type="float" office:value="-16565.5998891167" calcext:value-type="float">
            <text:p>-16 565,60 €</text:p>
          </table:table-cell>
          <table:table-cell table:style-name="ce54" office:value-type="float" office:value="8" calcext:value-type="float">
            <text:p>8</text:p>
          </table:table-cell>
          <table:table-cell table:style-name="ce64" table:formula="of:=[.$C$6]" office:value-type="float" office:value="8241.5919846352" calcext:value-type="float">
            <text:p>8 241,59 €</text:p>
          </table:table-cell>
          <table:table-cell table:style-name="ce65" table:formula="of:=[.A17]*[.$C$4]" office:value-type="float" office:value="-165.655998891168" calcext:value-type="float">
            <text:p>-166 <text:s text:c="3"/></text:p>
          </table:table-cell>
          <table:table-cell table:style-name="ce64" table:formula="of:=[.C17]-[.D17]" office:value-type="float" office:value="8407.24798352637" calcext:value-type="float">
            <text:p>8 407,25 €</text:p>
          </table:table-cell>
          <table:table-cell table:number-columns-repeated="1019"/>
        </table:table-row>
        <table:table-row table:style-name="ro13">
          <table:table-cell table:style-name="ce54" table:number-columns-repeated="5"/>
          <table:table-cell table:number-columns-repeated="1019"/>
        </table:table-row>
        <table:table-row table:style-name="ro13">
          <table:table-cell table:style-name="ce55" office:value-type="string" calcext:value-type="string" table:number-columns-spanned="2" table:number-rows-spanned="1">
            <text:p>Totaux pour contrôle</text:p>
          </table:table-cell>
          <table:covered-table-cell table:style-name="ce55"/>
          <table:table-cell table:style-name="ce65" table:formula="of:=SUM([.C10:.C18])" office:value-type="float" office:value="65932.7358770816" calcext:value-type="float">
            <text:p><text:s/>65 933 <text:s text:c="3"/></text:p>
          </table:table-cell>
          <table:table-cell table:style-name="ce65" table:formula="of:=SUM([.D10:.D18])" office:value-type="float" office:value="959.888004438483" calcext:value-type="float">
            <text:p><text:s/>960 <text:s text:c="3"/></text:p>
          </table:table-cell>
          <table:table-cell table:style-name="ce65" table:formula="of:=SUM([.E10:.E18])" office:value-type="float" office:value="64972.8478726431" calcext:value-type="float">
            <text:p><text:s/>64 973 <text:s text:c="3"/></text:p>
          </table:table-cell>
          <table:table-cell table:number-columns-repeated="1019"/>
        </table:table-row>
        <table:table-row table:style-name="ro13">
          <table:table-cell table:number-columns-repeated="1024"/>
        </table:table-row>
        <table:table-row table:style-name="ro13">
          <table:table-cell>
            <draw:custom-shape table:end-cell-address="Emprunt.F26" table:end-x="14.06mm" table:end-y="1.59mm" draw:z-index="0" draw:name="Carré corné 1" draw:style-name="gr1" draw:text-style-name="P2" svg:width="115.62mm" svg:height="21.71mm" svg:x="6.05mm" svg:y="1.06mm">
              <text:p text:style-name="P1"><text:span text:style-name="T1">Modifiez les cellules grisées et éventuellement ajustez la structure du tableau d'amortissement et mettez à jour les formules .</text:span></text:p>
              <text:p text:style-name="P1"><text:span text:style-name="T1">Les chiffres sont donnés à titre d'exemple</text:span></text:p>
              <text:p text:style-name="P1"><text:span text:style-name="T1"/></text:p>
              <draw:enhanced-geometry svg:viewBox="0 0 21600 21600" draw:glue-points="10800 0 0 10800 10800 21600 21600 10800" draw:text-areas="0 0 21600 ?f11" draw:type="paper" draw:modifiers="180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table:table-cell>
          <table:table-cell table:number-columns-repeated="1023"/>
        </table:table-row>
        <table:table-row table:style-name="ro13" table:number-rows-repeated="104855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amortissements" table:style-name="ta5"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number-columns-repeated="3" table:default-cell-style-name="ce76"/>
        <table:table-column table:style-name="co25" table:default-cell-style-name="ce31"/>
        <table:table-column table:style-name="co6" table:number-columns-repeated="248" table:default-cell-style-name="ce31"/>
        <table:table-column table:style-name="co6" table:number-columns-repeated="767" table:default-cell-style-name="Default"/>
        <table:table-row table:style-name="ro9">
          <table:table-cell table:style-name="ce20" office:value-type="string" calcext:value-type="string" table:number-columns-spanned="8" table:number-rows-spanned="1">
            <text:p>ENTREPRISE</text:p>
          </table:table-cell>
          <table:covered-table-cell table:number-columns-repeated="7" table:style-name="ce32"/>
          <table:table-cell table:style-name="ce79" table:number-columns-repeated="7"/>
          <table:table-cell table:number-columns-repeated="1009"/>
        </table:table-row>
        <table:table-row table:style-name="ro16">
          <table:table-cell table:number-columns-repeated="1024"/>
        </table:table-row>
        <table:table-row table:style-name="ro17">
          <table:table-cell table:style-name="ce68" office:value-type="string" calcext:value-type="string">
            <text:p>Désignation des immobilisations</text:p>
          </table:table-cell>
          <table:table-cell table:style-name="ce70" office:value-type="string" calcext:value-type="string">
            <text:p>Date d'achat</text:p>
          </table:table-cell>
          <table:table-cell table:style-name="ce72" office:value-type="string" calcext:value-type="string">
            <text:p>Valeur H.T.</text:p>
          </table:table-cell>
          <table:table-cell table:style-name="ce70" office:value-type="string" calcext:value-type="string">
            <text:p>Type </text:p>
          </table:table-cell>
          <table:table-cell table:style-name="ce72" office:value-type="string" calcext:value-type="string">
            <text:p>Durée</text:p>
          </table:table-cell>
          <table:table-cell table:style-name="ce77" office:value-type="string" calcext:value-type="string">
            <text:p>Dotation an 1 </text:p>
          </table:table-cell>
          <table:table-cell table:style-name="ce77" office:value-type="string" calcext:value-type="string">
            <text:p>Dotation an 2</text:p>
          </table:table-cell>
          <table:table-cell table:style-name="ce77" office:value-type="string" calcext:value-type="string">
            <text:p>Dotation an 3</text:p>
          </table:table-cell>
          <table:table-cell table:style-name="ce37" table:number-columns-repeated="1016"/>
        </table:table-row>
        <table:table-row table:style-name="ro7">
          <table:table-cell table:style-name="ce45" table:number-columns-repeated="2"/>
          <table:table-cell table:style-name="ce73" office:value-type="float" office:value="1000" calcext:value-type="float">
            <text:p>1 000,00 €</text:p>
          </table:table-cell>
          <table:table-cell table:style-name="ce45" office:value-type="string" calcext:value-type="string">
            <text:p>linéaire</text:p>
          </table:table-cell>
          <table:table-cell table:style-name="ce75" office:value-type="float" office:value="3" calcext:value-type="float">
            <text:p>3 ans</text:p>
          </table:table-cell>
          <table:table-cell table:style-name="ce78" table:formula="of:=arrondi.au.multiple([.$C4]/[.$E4];10)" office:value-type="string" office:string-value="" calcext:value-type="error">
            <text:p>#NOM ?</text:p>
          </table:table-cell>
          <table:table-cell table:style-name="ce78" table:formula="of:=arrondi.au.multiple([.$C4]/[.$E4];10)" office:value-type="string" office:string-value="" calcext:value-type="error">
            <text:p>#NOM ?</text:p>
          </table:table-cell>
          <table:table-cell table:style-name="ce78" table:formula="of:=arrondi.au.multiple([.$C4]/[.$E4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45" table:number-columns-repeated="2"/>
          <table:table-cell table:style-name="ce73" office:value-type="float" office:value="1" calcext:value-type="float">
            <text:p>1,00 €</text:p>
          </table:table-cell>
          <table:table-cell table:style-name="ce45" office:value-type="string" calcext:value-type="string">
            <text:p>linéaire</text:p>
          </table:table-cell>
          <table:table-cell table:style-name="ce75" office:value-type="float" office:value="3" calcext:value-type="float">
            <text:p>3 ans</text:p>
          </table:table-cell>
          <table:table-cell table:style-name="ce78" table:formula="of:=arrondi.au.multiple([.$C5]/[.$E5];10)" office:value-type="string" office:string-value="" calcext:value-type="error">
            <text:p>#NOM ?</text:p>
          </table:table-cell>
          <table:table-cell table:style-name="ce78" table:formula="of:=arrondi.au.multiple([.$C5]/[.$E5];10)" office:value-type="string" office:string-value="" calcext:value-type="error">
            <text:p>#NOM ?</text:p>
          </table:table-cell>
          <table:table-cell table:style-name="ce78" table:formula="of:=arrondi.au.multiple([.$C5]/[.$E5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45" table:number-columns-repeated="2"/>
          <table:table-cell table:style-name="ce73" office:value-type="float" office:value="1" calcext:value-type="float">
            <text:p>1,00 €</text:p>
          </table:table-cell>
          <table:table-cell table:style-name="ce45" office:value-type="string" calcext:value-type="string">
            <text:p>linéaire</text:p>
          </table:table-cell>
          <table:table-cell table:style-name="ce75" office:value-type="float" office:value="3" calcext:value-type="float">
            <text:p>3 ans</text:p>
          </table:table-cell>
          <table:table-cell table:style-name="ce78" table:formula="of:=arrondi.au.multiple([.$C6]/[.$E6];10)" office:value-type="string" office:string-value="" calcext:value-type="error">
            <text:p>#NOM ?</text:p>
          </table:table-cell>
          <table:table-cell table:style-name="ce78" table:formula="of:=arrondi.au.multiple([.$C6]/[.$E6];10)" office:value-type="string" office:string-value="" calcext:value-type="error">
            <text:p>#NOM ?</text:p>
          </table:table-cell>
          <table:table-cell table:style-name="ce78" table:formula="of:=arrondi.au.multiple([.$C6]/[.$E6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45" table:number-columns-repeated="2"/>
          <table:table-cell table:style-name="ce73" office:value-type="float" office:value="1" calcext:value-type="float">
            <text:p>1,00 €</text:p>
          </table:table-cell>
          <table:table-cell table:style-name="ce45" office:value-type="string" calcext:value-type="string">
            <text:p>linéaire</text:p>
          </table:table-cell>
          <table:table-cell table:style-name="ce75" office:value-type="float" office:value="3" calcext:value-type="float">
            <text:p>3 ans</text:p>
          </table:table-cell>
          <table:table-cell table:style-name="ce78" table:formula="of:=arrondi.au.multiple([.$C7]/[.$E7];10)" office:value-type="string" office:string-value="" calcext:value-type="error">
            <text:p>#NOM ?</text:p>
          </table:table-cell>
          <table:table-cell table:style-name="ce78" table:formula="of:=arrondi.au.multiple([.$C7]/[.$E7];10)" office:value-type="string" office:string-value="" calcext:value-type="error">
            <text:p>#NOM ?</text:p>
          </table:table-cell>
          <table:table-cell table:style-name="ce78" table:formula="of:=arrondi.au.multiple([.$C7]/[.$E7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45" table:number-columns-repeated="2"/>
          <table:table-cell table:style-name="ce73" office:value-type="float" office:value="1" calcext:value-type="float">
            <text:p>1,00 €</text:p>
          </table:table-cell>
          <table:table-cell table:style-name="ce45" office:value-type="string" calcext:value-type="string">
            <text:p>linéaire</text:p>
          </table:table-cell>
          <table:table-cell table:style-name="ce75" office:value-type="float" office:value="3" calcext:value-type="float">
            <text:p>3 ans</text:p>
          </table:table-cell>
          <table:table-cell table:style-name="ce78" table:formula="of:=arrondi.au.multiple([.$C8]/[.$E8];10)" office:value-type="string" office:string-value="" calcext:value-type="error">
            <text:p>#NOM ?</text:p>
          </table:table-cell>
          <table:table-cell table:style-name="ce78" table:formula="of:=arrondi.au.multiple([.$C8]/[.$E8];10)" office:value-type="string" office:string-value="" calcext:value-type="error">
            <text:p>#NOM ?</text:p>
          </table:table-cell>
          <table:table-cell table:style-name="ce78" table:formula="of:=arrondi.au.multiple([.$C8]/[.$E8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45" table:number-columns-repeated="2"/>
          <table:table-cell table:style-name="ce73" office:value-type="float" office:value="1" calcext:value-type="float">
            <text:p>1,00 €</text:p>
          </table:table-cell>
          <table:table-cell table:style-name="ce45" office:value-type="string" calcext:value-type="string">
            <text:p>linéaire</text:p>
          </table:table-cell>
          <table:table-cell table:style-name="ce75" office:value-type="float" office:value="4" calcext:value-type="float">
            <text:p>4 ans</text:p>
          </table:table-cell>
          <table:table-cell table:style-name="ce78" table:formula="of:=arrondi.au.multiple([.$C9]/[.$E9];10)" office:value-type="string" office:string-value="" calcext:value-type="error">
            <text:p>#NOM ?</text:p>
          </table:table-cell>
          <table:table-cell table:style-name="ce78" table:formula="of:=arrondi.au.multiple([.$C9]/[.$E9];10)" office:value-type="string" office:string-value="" calcext:value-type="error">
            <text:p>#NOM ?</text:p>
          </table:table-cell>
          <table:table-cell table:style-name="ce78" table:formula="of:=arrondi.au.multiple([.$C9]/[.$E9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45" table:number-columns-repeated="2"/>
          <table:table-cell table:style-name="ce73" office:value-type="float" office:value="1" calcext:value-type="float">
            <text:p>1,00 €</text:p>
          </table:table-cell>
          <table:table-cell table:style-name="ce45" office:value-type="string" calcext:value-type="string">
            <text:p>linéaire</text:p>
          </table:table-cell>
          <table:table-cell table:style-name="ce75" office:value-type="float" office:value="4" calcext:value-type="float">
            <text:p>4 ans</text:p>
          </table:table-cell>
          <table:table-cell table:style-name="ce78" table:formula="of:=arrondi.au.multiple([.$C10]/[.$E10];10)" office:value-type="string" office:string-value="" calcext:value-type="error">
            <text:p>#NOM ?</text:p>
          </table:table-cell>
          <table:table-cell table:style-name="ce78" table:formula="of:=arrondi.au.multiple([.$C10]/[.$E10];10)" office:value-type="string" office:string-value="" calcext:value-type="error">
            <text:p>#NOM ?</text:p>
          </table:table-cell>
          <table:table-cell table:style-name="ce78" table:formula="of:=arrondi.au.multiple([.$C10]/[.$E10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45" table:number-columns-repeated="2"/>
          <table:table-cell table:style-name="ce73" office:value-type="float" office:value="1" calcext:value-type="float">
            <text:p>1,00 €</text:p>
          </table:table-cell>
          <table:table-cell table:style-name="ce45" office:value-type="string" calcext:value-type="string">
            <text:p>linéaire</text:p>
          </table:table-cell>
          <table:table-cell table:style-name="ce75" office:value-type="float" office:value="4" calcext:value-type="float">
            <text:p>4 ans</text:p>
          </table:table-cell>
          <table:table-cell table:style-name="ce78" table:formula="of:=arrondi.au.multiple([.$C11]/[.$E11];10)" office:value-type="string" office:string-value="" calcext:value-type="error">
            <text:p>#NOM ?</text:p>
          </table:table-cell>
          <table:table-cell table:style-name="ce78" table:formula="of:=arrondi.au.multiple([.$C11]/[.$E11];10)" office:value-type="string" office:string-value="" calcext:value-type="error">
            <text:p>#NOM ?</text:p>
          </table:table-cell>
          <table:table-cell table:style-name="ce78" table:formula="of:=arrondi.au.multiple([.$C11]/[.$E11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45" table:number-columns-repeated="2"/>
          <table:table-cell table:style-name="ce73" office:value-type="float" office:value="3000" calcext:value-type="float">
            <text:p>3 000,00 €</text:p>
          </table:table-cell>
          <table:table-cell table:style-name="ce45" office:value-type="string" calcext:value-type="string">
            <text:p>linéaire</text:p>
          </table:table-cell>
          <table:table-cell table:style-name="ce75" office:value-type="float" office:value="4" calcext:value-type="float">
            <text:p>4 ans</text:p>
          </table:table-cell>
          <table:table-cell table:style-name="ce78" table:formula="of:=arrondi.au.multiple([.$C12]/[.$E12];10)" office:value-type="string" office:string-value="" calcext:value-type="error">
            <text:p>#NOM ?</text:p>
          </table:table-cell>
          <table:table-cell table:style-name="ce78" table:formula="of:=arrondi.au.multiple([.$C12]/[.$E12];10)" office:value-type="string" office:string-value="" calcext:value-type="error">
            <text:p>#NOM ?</text:p>
          </table:table-cell>
          <table:table-cell table:style-name="ce78" table:formula="of:=arrondi.au.multiple([.$C12]/[.$E12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45" table:number-columns-repeated="2"/>
          <table:table-cell table:style-name="ce73" office:value-type="float" office:value="1" calcext:value-type="float">
            <text:p>1,00 €</text:p>
          </table:table-cell>
          <table:table-cell table:style-name="ce45" office:value-type="string" calcext:value-type="string">
            <text:p>linéaire</text:p>
          </table:table-cell>
          <table:table-cell table:style-name="ce75" office:value-type="float" office:value="4" calcext:value-type="float">
            <text:p>4 ans</text:p>
          </table:table-cell>
          <table:table-cell table:style-name="ce78" table:formula="of:=arrondi.au.multiple([.$C13]/[.$E13];10)" office:value-type="string" office:string-value="" calcext:value-type="error">
            <text:p>#NOM ?</text:p>
          </table:table-cell>
          <table:table-cell table:style-name="ce78" table:formula="of:=arrondi.au.multiple([.$C13]/[.$E13];10)" office:value-type="string" office:string-value="" calcext:value-type="error">
            <text:p>#NOM ?</text:p>
          </table:table-cell>
          <table:table-cell table:style-name="ce78" table:formula="of:=arrondi.au.multiple([.$C13]/[.$E13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45" table:number-columns-repeated="2"/>
          <table:table-cell table:style-name="ce73" office:value-type="float" office:value="1" calcext:value-type="float">
            <text:p>1,00 €</text:p>
          </table:table-cell>
          <table:table-cell table:style-name="ce45" office:value-type="string" calcext:value-type="string">
            <text:p>linéaire</text:p>
          </table:table-cell>
          <table:table-cell table:style-name="ce75" office:value-type="float" office:value="5" calcext:value-type="float">
            <text:p>5 ans</text:p>
          </table:table-cell>
          <table:table-cell table:style-name="ce78" table:formula="of:=arrondi.au.multiple([.$C14]/[.$E14];10)" office:value-type="string" office:string-value="" calcext:value-type="error">
            <text:p>#NOM ?</text:p>
          </table:table-cell>
          <table:table-cell table:style-name="ce78" table:formula="of:=arrondi.au.multiple([.$C14]/[.$E14];10)" office:value-type="string" office:string-value="" calcext:value-type="error">
            <text:p>#NOM ?</text:p>
          </table:table-cell>
          <table:table-cell table:style-name="ce78" table:formula="of:=arrondi.au.multiple([.$C14]/[.$E14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45" table:number-columns-repeated="2"/>
          <table:table-cell table:style-name="ce73" office:value-type="float" office:value="1" calcext:value-type="float">
            <text:p>1,00 €</text:p>
          </table:table-cell>
          <table:table-cell table:style-name="ce45" office:value-type="string" calcext:value-type="string">
            <text:p>linéaire</text:p>
          </table:table-cell>
          <table:table-cell table:style-name="ce75" office:value-type="float" office:value="5" calcext:value-type="float">
            <text:p>5 ans</text:p>
          </table:table-cell>
          <table:table-cell table:style-name="ce78" table:formula="of:=arrondi.au.multiple([.$C15]/[.$E15];10)" office:value-type="string" office:string-value="" calcext:value-type="error">
            <text:p>#NOM ?</text:p>
          </table:table-cell>
          <table:table-cell table:style-name="ce78" table:formula="of:=arrondi.au.multiple([.$C15]/[.$E15];10)" office:value-type="string" office:string-value="" calcext:value-type="error">
            <text:p>#NOM ?</text:p>
          </table:table-cell>
          <table:table-cell table:style-name="ce78" table:formula="of:=arrondi.au.multiple([.$C15]/[.$E15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45" table:number-columns-repeated="2"/>
          <table:table-cell table:style-name="ce73" office:value-type="float" office:value="1" calcext:value-type="float">
            <text:p>1,00 €</text:p>
          </table:table-cell>
          <table:table-cell table:style-name="ce45" office:value-type="string" calcext:value-type="string">
            <text:p>linéaire</text:p>
          </table:table-cell>
          <table:table-cell table:style-name="ce75" office:value-type="float" office:value="5" calcext:value-type="float">
            <text:p>5 ans</text:p>
          </table:table-cell>
          <table:table-cell table:style-name="ce78" table:formula="of:=arrondi.au.multiple([.$C16]/[.$E16];10)" office:value-type="string" office:string-value="" calcext:value-type="error">
            <text:p>#NOM ?</text:p>
          </table:table-cell>
          <table:table-cell table:style-name="ce78" table:formula="of:=arrondi.au.multiple([.$C16]/[.$E16];10)" office:value-type="string" office:string-value="" calcext:value-type="error">
            <text:p>#NOM ?</text:p>
          </table:table-cell>
          <table:table-cell table:style-name="ce78" table:formula="of:=arrondi.au.multiple([.$C16]/[.$E16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45" table:number-columns-repeated="2"/>
          <table:table-cell table:style-name="ce73" office:value-type="float" office:value="6000" calcext:value-type="float">
            <text:p>6 000,00 €</text:p>
          </table:table-cell>
          <table:table-cell table:style-name="ce45" office:value-type="string" calcext:value-type="string">
            <text:p>linéaire</text:p>
          </table:table-cell>
          <table:table-cell table:style-name="ce75" office:value-type="float" office:value="6" calcext:value-type="float">
            <text:p>6 ans</text:p>
          </table:table-cell>
          <table:table-cell table:style-name="ce78" table:formula="of:=arrondi.au.multiple([.$C17]/[.$E17];10)" office:value-type="string" office:string-value="" calcext:value-type="error">
            <text:p>#NOM ?</text:p>
          </table:table-cell>
          <table:table-cell table:style-name="ce78" table:formula="of:=arrondi.au.multiple([.$C17]/[.$E17];10)" office:value-type="string" office:string-value="" calcext:value-type="error">
            <text:p>#NOM ?</text:p>
          </table:table-cell>
          <table:table-cell table:style-name="ce78" table:formula="of:=arrondi.au.multiple([.$C17]/[.$E17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45" table:number-columns-repeated="2"/>
          <table:table-cell table:style-name="ce73" office:value-type="float" office:value="1" calcext:value-type="float">
            <text:p>1,00 €</text:p>
          </table:table-cell>
          <table:table-cell table:style-name="ce45" office:value-type="string" calcext:value-type="string">
            <text:p>linéaire</text:p>
          </table:table-cell>
          <table:table-cell table:style-name="ce75" office:value-type="float" office:value="6" calcext:value-type="float">
            <text:p>6 ans</text:p>
          </table:table-cell>
          <table:table-cell table:style-name="ce78" table:formula="of:=arrondi.au.multiple([.$C18]/[.$E18];10)" office:value-type="string" office:string-value="" calcext:value-type="error">
            <text:p>#NOM ?</text:p>
          </table:table-cell>
          <table:table-cell table:style-name="ce78" table:formula="of:=arrondi.au.multiple([.$C18]/[.$E18];10)" office:value-type="string" office:string-value="" calcext:value-type="error">
            <text:p>#NOM ?</text:p>
          </table:table-cell>
          <table:table-cell table:style-name="ce78" table:formula="of:=arrondi.au.multiple([.$C18]/[.$E18];10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style-name="ce69" office:value-type="string" calcext:value-type="string">
            <text:p>TOTAL</text:p>
          </table:table-cell>
          <table:table-cell table:style-name="ce71"/>
          <table:table-cell table:style-name="ce73" table:formula="of:=SUM([.C4:.C18])" office:value-type="float" office:value="10012" calcext:value-type="float">
            <text:p>10 012,00 €</text:p>
          </table:table-cell>
          <table:table-cell table:style-name="ce71" table:number-columns-repeated="2"/>
          <table:table-cell table:style-name="ce78" table:formula="of:=+SUM([.F4:.F18])" office:value-type="string" office:string-value="" calcext:value-type="error">
            <text:p>#NOM ?</text:p>
          </table:table-cell>
          <table:table-cell table:style-name="ce78" table:formula="of:=+SUM([.G4:.G18])" office:value-type="string" office:string-value="" calcext:value-type="error">
            <text:p>#NOM ?</text:p>
          </table:table-cell>
          <table:table-cell table:style-name="ce78" table:formula="of:=+SUM([.H4:.H18])" office:value-type="string" office:string-value="" calcext:value-type="error">
            <text:p>#NOM ?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74" office:value-type="string" calcext:value-type="string">
            <text:p>somme peu utile ici</text:p>
          </table:table-cell>
          <table:table-cell table:number-columns-repeated="4"/>
          <table:table-cell>
            <draw:custom-shape table:end-cell-address="amortissements.I27" table:end-x="3.41mm" table:end-y="1.08mm" draw:z-index="1" draw:name="Accolade fermante 10" draw:style-name="gr2" draw:text-style-name="P3" svg:width="32.3mm" svg:height="40.21mm" draw:transform="rotate (-1.5707963267949) translate (-54.49mm 0.27mm)">
              <text:p/>
              <draw:enhanced-geometry svg:viewBox="0 0 21600 21600" draw:glue-points="0 0 0 21600 21600 10800" draw:text-areas="0 ?f9 7800 ?f10" draw:type="right-brace" draw:modifiers="422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5"/>
          <table:table-cell table:style-name="ce31" office:value-type="string" calcext:value-type="string">
            <text:p>valeur d'origine divisée par la durée de vie</text:p>
          </table:table-cell>
          <table:table-cell table:number-columns-repeated="1018"/>
        </table:table-row>
        <table:table-row table:style-name="ro7">
          <table:table-cell>
            <draw:custom-shape table:end-cell-address="amortissements.D28" table:end-x="8.84mm" table:end-y="1.32mm" draw:z-index="0" draw:name="Carré corné 1" draw:style-name="gr3" draw:text-style-name="P2" svg:width="110.88mm" svg:height="21.67mm" svg:x="5.06mm" svg:y="2.16mm">
              <text:p text:style-name="P1"><text:span text:style-name="T1">Modifiez les cellules grisées et éventuellement ajustez la structure du tableau d'amortissement et mettez à jour les formules .</text:span></text:p>
              <text:p text:style-name="P1"><text:span text:style-name="T1">Les chiffres sont donnés à titre d'exemple</text:span></text:p>
              <text:p text:style-name="P1"><text:span text:style-name="T1"/></text:p>
              <draw:enhanced-geometry svg:viewBox="0 0 21600 21600" draw:glue-points="10800 0 0 10800 10800 21600 21600 10800" draw:text-areas="0 0 21600 ?f11" draw:type="paper" draw:modifiers="180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table:table-cell>
          <table:table-cell table:number-columns-repeated="1023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SHARED_FORMULA_0_11_0_11_3" table:base-cell-address="$Emprunt.$A$12" table:expression="[.A11]-[.E11]"/>
        <table:named-range table:name="SHARED_FORMULA_2_10_2_10_3" table:base-cell-address="$Emprunt.$C$11" table:cell-range-address=".$C$6"/>
        <table:named-expression table:name="SHARED_FORMULA_3_10_3_10_3" table:base-cell-address="$Emprunt.$D$11" table:expression="[.A11]*[.$C$4]"/>
        <table:named-expression table:name="SHARED_FORMULA_4_10_4_10_3" table:base-cell-address="$Emprunt.$E$11" table:expression="[.C11]-[.D11]"/>
        <table:named-expression table:name="SHARED_FORMULA_5_4_5_4_4" table:base-cell-address="$amortissements.$F$5" table:expression="arrondi.au.multiple([.$C5]/[.$E5];1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3">
      <number:number number:decimal-places="0" loext:min-decimal-places="0" number:min-integer-digits="1" number:grouping="true"/>
      <number:text> €</number:text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6">
      <number:number number:decimal-places="2" loext:min-decimal-places="2" number:min-integer-digits="1" number:grouping="true"/>
      <number:text> €</number:text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number number:decimal-places="0" loext:min-decimal-places="0" number:min-integer-digits="1" number:grouping="true"/>
      <number:text> F</number:text>
    </number:number-style>
    <number:number-style style:name="N136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F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F</number:text>
    </number:number-style>
    <number:number-style style:name="N139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F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44P2" style:volatile="true">
      <loext:text> </loext:text>
      <loext:fill-character> </loext:fill-character>
      <number:text>- F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loext:text> 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51P1" style:volatile="true">
      <loext:text>-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0" loext:min-decimal-places="0" number:min-integer-digits="1"/>
      <number:text> ans</number:text>
    </number:number-style>
    <number:number-style style:name="N154">
      <number:number number:decimal-places="1" loext:min-decimal-places="1" number:min-integer-digits="1" number:grouping="true"/>
      <number:text> €</number:text>
    </number:number-style>
    <number:currency-style style:name="N15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fo:font-size="9pt" style:font-name-asian="Arial Unicode MS" style:font-family-asian="'Arial Unicode MS'" style:font-family-generic-asian="system" style:font-pitch-asian="variable" style:font-size-asian="9pt" style:font-name-complex="Arial1" style:font-family-complex="Arial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iers_20_2" style:display-name="Milliers 2" style:family="table-cell" style:parent-style-name="Default" style:data-style-name="N110">
      <style:table-cell-properties fo:padding="0.71m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8.01mm" fo:margin-left="4.99mm" fo:margin-right="4.99mm" style:first-page-number="continue" loext:scale-to-X="1" style:writing-mode="lr-tb"/>
      <style:header-style>
        <style:header-footer-properties fo:min-height="7.5mm" fo:margin-left="14.01mm" fo:margin-right="14.01mm" fo:margin-bottom="8.82mm"/>
      </style:header-style>
      <style:footer-style>
        <style:header-footer-properties fo:min-height="7.5mm" fo:margin-left="14.01mm" fo:margin-right="14.01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8.01mm" fo:margin-left="4.99mm" fo:margin-right="4.99mm" style:first-page-number="continue" style:scale-to="90%" style:writing-mode="lr-tb"/>
      <style:header-style>
        <style:header-footer-properties fo:min-height="7.5mm" fo:margin-left="14.01mm" fo:margin-right="14.01mm" fo:margin-bottom="1.82mm"/>
      </style:header-style>
      <style:footer-style>
        <style:header-footer-properties fo:min-height="7.5mm" fo:margin-left="14.01mm" fo:margin-right="14.01mm" fo:margin-top="1.18mm"/>
      </style:footer-style>
    </style:page-layout>
    <style:page-layout style:name="Mpm5">
      <style:page-layout-properties fo:page-width="297mm" fo:page-height="210.01mm" style:num-format="1" style:print-orientation="landscape" fo:margin-top="8.01mm" fo:margin-bottom="8.01mm" fo:margin-left="4.99mm" fo:margin-right="4.99mm" style:first-page-number="continue" loext:scale-to-X="1" loext:scale-to-Y="1" style:writing-mode="lr-tb"/>
      <style:header-style>
        <style:header-footer-properties fo:min-height="7.5mm" fo:margin-left="14.01mm" fo:margin-right="14.01mm" fo:margin-bottom="3.83mm"/>
      </style:header-style>
      <style:footer-style>
        <style:header-footer-properties fo:min-height="7.5mm" fo:margin-left="14.01mm" fo:margin-right="14.01mm" fo:margin-top="4.18mm"/>
      </style:footer-style>
    </style:page-layout>
    <style:page-layout style:name="Mpm6">
      <style:page-layout-properties style:num-format="1" style:print-orientation="portrait" fo:margin-top="8.01mm" fo:margin-bottom="8.01mm" fo:margin-left="10mm" fo:margin-right="10mm" style:first-page-number="continue" style:scale-to="100%" style:writing-mode="lr-tb"/>
      <style:header-style>
        <style:header-footer-properties fo:min-height="7.5mm" fo:margin-left="9mm" fo:margin-right="9mm" fo:margin-bottom="3.83mm"/>
      </style:header-style>
      <style:footer-style>
        <style:header-footer-properties fo:min-height="7.5mm" fo:margin-left="9mm" fo:margin-right="9mm" fo:margin-top="3.83mm"/>
      </style:footer-style>
    </style:page-layout>
    <style:page-layout style:name="Mpm7">
      <style:page-layout-properties fo:page-width="297mm" fo:page-height="210.01mm" style:num-format="1" style:print-orientation="landscape" fo:margin-top="8.01mm" fo:margin-bottom="8.01mm" fo:margin-left="10mm" fo:margin-right="10mm" style:first-page-number="continue" style:scale-to="100%" style:writing-mode="lr-tb"/>
      <style:header-style>
        <style:header-footer-properties fo:min-height="7.5mm" fo:margin-left="9mm" fo:margin-right="9mm" fo:margin-bottom="3.83mm"/>
      </style:header-style>
      <style:footer-style>
        <style:header-footer-properties fo:min-height="7.5mm" fo:margin-left="9mm" fo:margin-right="9mm" fo:margin-top="4.1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10:00:49.068368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_20_SIG" style:display-name="PageStyle_CR SIG" style:page-layout-name="Mpm3">
      <style:header>
        <style:region-left>
          <text:p><text:span text:style-name="MT1">Comptes de résultat prévisionnels</text:span></text:p>
        </style:region-left>
      </style:header>
      <style:header-left style:display="false">
        <style:region-left>
          <text:p><text:span text:style-name="MT1">Comptes de résultat prévisionnels</text:span></text:p>
        </style:region-left>
      </style:header-left>
      <style:footer>
        <style:region-right>
          <text:p><text:span text:style-name="MT2">AJU -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-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-left>
    </style:master-page>
    <style:master-page style:name="PageStyle_5f_Trésorerie" style:display-name="PageStyle_Trésorerie" style:page-layout-name="Mpm4">
      <style:header>
        <style:region-left>
          <text:p><text:span text:style-name="MT1">Tableau de trésorerie - 1e année</text:span></text:p>
        </style:region-left>
      </style:header>
      <style:header-left style:display="false">
        <style:region-left>
          <text:p><text:span text:style-name="MT1">Tableau de trésorerie - 1e année</text:span></text:p>
        </style:region-left>
      </style:header-left>
      <style:footer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-left>
    </style:master-page>
    <style:master-page style:name="PageStyle_5f_PF" style:display-name="PageStyle_PF" style:page-layout-name="Mpm5">
      <style:header>
        <style:region-left>
          <text:p><text:span text:style-name="MT1">Plan de financement à 3 ans</text:span></text:p>
        </style:region-left>
      </style:header>
      <style:header-left style:display="false">
        <style:region-left>
          <text:p><text:span text:style-name="MT1">Plan de financement à 3 ans</text:span></text:p>
        </style:region-left>
      </style:header-left>
      <style:footer>
        <style:region-right>
          <text:p><text:span text:style-name="MT2">aju - </text:span><text:span text:style-name="MT2"><text:sheet-name>???</text:sheet-name></text:span><text:span text:style-name="MT2"> <text:s/>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- </text:span><text:span text:style-name="MT2"><text:sheet-name>???</text:sheet-name></text:span><text:span text:style-name="MT2"> <text:s/></text:span><text:span text:style-name="MT2"><text:date style:data-style-name="N2" text:date-value="2016-04-22">00/00/0000</text:date></text:span></text:p>
        </style:region-right>
      </style:footer-left>
    </style:master-page>
    <style:master-page style:name="PageStyle_5f_Emprunt" style:display-name="PageStyle_Emprunt" style:page-layout-name="Mpm6">
      <style:header>
        <style:region-left>
          <text:p><text:span text:style-name="MT1">Tableau de remboursement d'emprunt</text:span></text:p>
        </style:region-left>
      </style:header>
      <style:header-left style:display="false">
        <style:region-left>
          <text:p><text:span text:style-name="MT1">Tableau de remboursement d'emprunt</text:span></text:p>
        </style:region-left>
      </style:header-left>
      <style:footer>
        <style:region-right>
          <text:p><text:span text:style-name="MT1">aju </text:span><text:span text:style-name="MT1"><text:sheet-name>???</text:sheet-name></text:span><text:span text:style-name="MT1"> </text:span><text:span text:style-name="MT1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1">aju </text:span><text:span text:style-name="MT1"><text:sheet-name>???</text:sheet-name></text:span><text:span text:style-name="MT1"> </text:span><text:span text:style-name="MT1"><text:date style:data-style-name="N2" text:date-value="2016-04-22">00/00/0000</text:date></text:span></text:p>
        </style:region-right>
      </style:footer-left>
    </style:master-page>
    <style:master-page style:name="PageStyle_5f_amortissements" style:display-name="PageStyle_amortissements" style:page-layout-name="Mpm7">
      <style:header>
        <style:region-left>
          <text:p><text:span text:style-name="MT1">Amortissements des immobilisations</text:span></text:p>
        </style:region-left>
      </style:header>
      <style:header-left style:display="false">
        <style:region-left>
          <text:p><text:span text:style-name="MT1">Amortissements des immobilisations</text:span></text:p>
        </style:region-left>
      </style:header-left>
      <style:footer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ALENI</meta:initial-creator>
    <meta:creation-date>1999-06-18T15:37:58</meta:creation-date>
    <dc:date>2016-04-13T01:08:39.441517000</dc:date>
    <meta:print-date>2012-01-14T10:42:26</meta:print-date>
    <meta:generator>LibreOffice/5.1.2.2.0$Linux_X86_64 LibreOffice_project/10m0$Build-2</meta:generator>
    <meta:editing-duration>PT4M48S</meta:editing-duration>
    <meta:editing-cycles>3</meta:editing-cycles>
    <meta:document-statistic meta:table-count="5" meta:cell-count="751" meta:object-count="3"/>
  </office:meta>
</office:document-meta>
</file>